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fo:break-before="page"/>
      <style:text-properties fo:font-size="10pt" fo:font-weight="bold" style:font-size-asian="10pt" style:font-weight-asian="bold" style:font-size-complex="10pt" style:font-weight-complex="bold"/>
    </style:style>
    <style:style style:name="P4" style:family="paragraph" style:parent-style-name="Text_20_body">
      <style:paragraph-properties fo:margin-left="0.762cm" fo:margin-right="0cm" fo:text-indent="0.767cm" style:auto-text-indent="false"/>
    </style:style>
    <style:style style:name="P5"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6" style:family="paragraph" style:parent-style-name="Standard">
      <style:paragraph-properties fo:text-align="center" style:justify-single-word="false"/>
      <style:text-properties style:font-name="TimesNewRomanPSMT" fo:font-size="14pt" fo:font-weight="bold" style:font-name-asian="TimesNewRomanPSMT" style:font-size-asian="14pt" style:font-weight-asian="bold" style:font-name-complex="TimesNewRomanPSMT" style:font-size-complex="14pt" style:font-weight-complex="bold"/>
    </style:style>
    <style:style style:name="P7" style:family="paragraph" style:parent-style-name="Standard">
      <style:paragraph-properties fo:text-align="center" style:justify-single-word="false"/>
      <style:text-properties style:font-name="TimesNewRomanPSMT" fo:font-size="14pt" style:font-name-asian="TimesNewRomanPSMT" style:font-size-asian="14pt" style:font-name-complex="TimesNewRomanPSMT" style:font-size-complex="14pt"/>
    </style:style>
    <style:style style:name="P8" style:family="paragraph" style:parent-style-name="Standard">
      <style:paragraph-properties fo:text-align="center" style:justify-single-word="false" style:text-autospace="none"/>
      <style:text-properties style:font-name="TimesNewRomanPSMT" fo:font-size="14pt" style:font-name-asian="TimesNewRomanPSMT" style:font-size-asian="14pt" style:font-name-complex="TimesNewRomanPSMT" style:font-size-complex="14pt"/>
    </style:style>
    <style:style style:name="P9" style:family="paragraph" style:parent-style-name="Standard">
      <style:paragraph-properties fo:text-align="end" style:justify-single-word="false"/>
      <style:text-properties fo:font-size="14pt"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3"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4" style:family="paragraph" style:parent-style-name="Text_20_body">
      <style:paragraph-properties fo:margin-left="0cm" fo:margin-right="0cm" fo:text-align="justify" style:justify-single-word="false" fo:text-indent="0.979cm" style:auto-text-indent="false"/>
    </style:style>
    <style:style style:name="P15" style:family="paragraph" style:parent-style-name="Text_20_body">
      <style:paragraph-properties fo:margin-left="0cm" fo:margin-right="0cm" fo:text-align="justify" style:justify-single-word="false" fo:text-indent="0.979cm" style:auto-text-indent="false">
        <style:tab-stops/>
      </style:paragraph-properties>
    </style:style>
    <style:style style:name="P16" style:family="paragraph" style:parent-style-name="Text_20_body">
      <style:paragraph-properties fo:margin-left="0cm" fo:margin-right="0cm" fo:text-align="justify" style:justify-single-word="false" fo:text-indent="0.979cm" style:auto-text-indent="false">
        <style:tab-stops/>
      </style:paragraph-properties>
      <style:text-properties style:text-position="0% 100%"/>
    </style:style>
    <style:style style:name="P17" style:family="paragraph" style:parent-style-name="Text_20_body">
      <style:paragraph-properties fo:margin-left="0cm" fo:margin-right="0cm" fo:line-height="100%" fo:text-align="justify" style:justify-single-word="false" fo:text-indent="0.979cm" style:auto-text-indent="false">
        <style:tab-stops/>
      </style:paragraph-properties>
      <style:text-properties style:text-position="0% 100%"/>
    </style:style>
    <style:style style:name="P18" style:family="paragraph" style:parent-style-name="Text_20_body">
      <style:paragraph-properties fo:margin-left="0cm" fo:margin-right="0cm" fo:text-align="justify" style:justify-single-word="false" fo:text-indent="0.979cm" style:auto-text-indent="false">
        <style:tab-stops/>
      </style:paragraph-properties>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979cm" style:auto-text-indent="false" fo:break-before="page"/>
    </style:style>
    <style:style style:name="P20" style:family="paragraph" style:parent-style-name="Text_20_body">
      <style:paragraph-properties fo:margin-left="0cm" fo:margin-right="0cm" fo:text-align="center" style:justify-single-word="false" fo:text-indent="0cm" style:auto-text-indent="false">
        <style:tab-stops/>
      </style:paragraph-properties>
      <style:text-properties style:text-position="0% 100%"/>
    </style:style>
    <style:style style:name="P21" style:family="paragraph" style:parent-style-name="Text_20_body">
      <style:paragraph-properties fo:margin-left="0cm" fo:margin-right="0cm" fo:line-height="100%" fo:text-align="center" style:justify-single-word="false" fo:text-indent="0cm" style:auto-text-indent="false">
        <style:tab-stops/>
      </style:paragraph-properties>
      <style:text-properties style:text-position="0% 100%"/>
    </style:style>
    <style:style style:name="P22" style:family="paragraph" style:parent-style-name="Text_20_body">
      <style:paragraph-properties fo:margin-left="0cm" fo:margin-right="0cm" fo:text-align="center" style:justify-single-word="false" fo:text-indent="0.026cm" style:auto-text-indent="false"/>
    </style:style>
    <style:style style:name="P23" style:family="paragraph" style:parent-style-name="Text_20_body">
      <style:paragraph-properties fo:margin-left="0cm" fo:margin-right="0cm" fo:text-align="justify" style:justify-single-word="false" fo:text-indent="1.005cm" style:auto-text-indent="false"/>
    </style:style>
    <style:style style:name="P24" style:family="paragraph" style:parent-style-name="Text_20_body">
      <style:paragraph-properties fo:margin-left="0cm" fo:margin-right="0cm" fo:text-align="center" style:justify-single-word="false" fo:text-indent="-0.026cm" style:auto-text-indent="false">
        <style:tab-stops/>
      </style:paragraph-properties>
    </style:style>
    <style:style style:name="P25" style:family="paragraph" style:parent-style-name="Text_20_body">
      <style:paragraph-properties fo:margin-left="0cm" fo:margin-right="0cm" fo:text-align="start" style:justify-single-word="false" fo:text-indent="0.926cm" style:auto-text-indent="false">
        <style:tab-stops/>
      </style:paragraph-properties>
    </style:style>
    <style:style style:name="P26" style:family="paragraph" style:parent-style-name="Text_20_body">
      <style:paragraph-properties fo:margin-left="0cm" fo:margin-right="0cm" fo:text-align="justify" style:justify-single-word="false" fo:text-indent="0.926cm" style:auto-text-indent="false">
        <style:tab-stops/>
      </style:paragraph-properties>
    </style:style>
    <style:style style:name="P27" style:family="paragraph" style:parent-style-name="Text_20_body">
      <style:paragraph-properties fo:margin-left="0cm" fo:margin-right="0cm" fo:text-align="start" style:justify-single-word="false" fo:text-indent="0.926cm" style:auto-text-indent="false">
        <style:tab-stops/>
      </style:paragraph-properties>
      <style:text-properties style:text-position="0% 100%"/>
    </style:style>
    <style:style style:name="P28" style:family="paragraph" style:parent-style-name="Text_20_body">
      <style:paragraph-properties fo:margin-left="0cm" fo:margin-right="0cm" fo:text-align="justify" style:justify-single-word="false" fo:text-indent="0.926cm" style:auto-text-indent="false">
        <style:tab-stops/>
      </style:paragraph-properties>
      <style:text-properties style:text-position="0% 100%"/>
    </style:style>
    <style:style style:name="P29" style:family="paragraph" style:parent-style-name="Text_20_body">
      <style:paragraph-properties fo:margin-left="0cm" fo:margin-right="0cm" fo:text-align="justify" style:justify-single-word="false" fo:text-indent="0.953cm" style:auto-text-indent="false"/>
    </style:style>
    <style:style style:name="P30" style:family="paragraph" style:parent-style-name="Text_20_body">
      <style:paragraph-properties fo:margin-left="0cm" fo:margin-right="0cm" fo:line-height="100%" fo:text-align="justify" style:justify-single-word="false" fo:text-indent="0.773cm" style:auto-text-indent="false">
        <style:tab-stops/>
      </style:paragraph-properties>
    </style:style>
    <style:style style:name="P31"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style:style>
    <style:style style:name="P32" style:family="paragraph" style:parent-style-name="Standard">
      <style:paragraph-properties fo:margin-left="0cm" fo:margin-right="0cm" fo:line-height="100%" fo:text-align="justify" style:justify-single-word="false" fo:text-indent="0.773cm" style:auto-text-indent="false">
        <style:tab-stops/>
      </style:paragraph-properties>
    </style:style>
    <style:style style:name="P33" style:family="paragraph" style:parent-style-name="Text_20_body">
      <style:paragraph-properties fo:margin-left="0cm" fo:margin-right="0cm" fo:text-align="justify" style:justify-single-word="false" fo:text-indent="0.977cm" style:auto-text-indent="false">
        <style:tab-stops/>
      </style:paragraph-properties>
    </style:style>
    <style:style style:name="P34" style:family="paragraph" style:parent-style-name="Text_20_body">
      <style:paragraph-properties fo:margin-left="0cm" fo:margin-right="0cm" fo:text-align="justify" style:justify-single-word="false" fo:text-indent="0.977cm" style:auto-text-indent="false">
        <style:tab-stops/>
      </style:paragraph-properties>
      <style:text-properties style:text-position="0% 100%"/>
    </style:style>
    <style:style style:name="P35" style:family="paragraph" style:parent-style-name="Text_20_body">
      <style:paragraph-properties fo:text-align="center" style:justify-single-word="false"/>
      <style:text-properties fo:font-size="28pt" fo:font-weight="bold" style:font-size-asian="28pt" style:font-weight-asian="bold" style:font-size-complex="28pt" style:font-weight-complex="bold"/>
    </style:style>
    <style:style style:name="P36" style:family="paragraph" style:parent-style-name="Text_20_body">
      <style:paragraph-properties fo:margin-left="0cm" fo:margin-right="0cm" fo:text-align="center" style:justify-single-word="false" fo:text-indent="-0.021cm" style:auto-text-indent="false">
        <style:tab-stops/>
      </style:paragraph-properties>
      <style:text-properties style:text-position="0% 100%"/>
    </style:style>
    <style:style style:name="P37" style:family="paragraph" style:parent-style-name="Text_20_body">
      <style:paragraph-properties fo:margin-left="0.762cm" fo:margin-right="0cm" fo:text-indent="0.714cm" style:auto-text-indent="false"/>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Text_20_body">
      <style:paragraph-properties fo:margin-left="1.016cm" fo:margin-right="0cm" fo:line-height="100%" fo:text-align="justify" style:justify-single-word="false" fo:text-indent="0.467cm" style:auto-text-indent="false">
        <style:tab-stops/>
      </style:paragraph-properties>
      <style:text-properties style:text-position="0% 100%"/>
    </style:style>
    <style:style style:name="P41"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style>
    <style:style style:name="P42" style:family="paragraph" style:parent-style-name="Text_20_body">
      <style:paragraph-properties fo:margin-left="0cm" fo:margin-right="0cm" fo:line-height="100%" fo:text-align="start" style:justify-single-word="false" fo:text-indent="0.997cm" style:auto-text-indent="false">
        <style:tab-stops/>
      </style:paragraph-properties>
      <style:text-properties style:text-position="0% 100%"/>
    </style:style>
    <style:style style:name="P43" style:family="paragraph" style:parent-style-name="Standard" style:master-page-name="First_20_Page">
      <style:paragraph-properties style:page-number="auto"/>
    </style:style>
    <style:style style:name="P44" style:family="paragraph" style:parent-style-name="Text_20_body" style:list-style-name="L1">
      <style:paragraph-properties fo:margin-left="0cm" fo:margin-right="0cm" fo:text-align="justify" style:justify-single-word="false" fo:text-indent="1.005cm" style:auto-text-indent="false"/>
    </style:style>
    <style:style style:name="P45" style:family="paragraph" style:parent-style-name="Text_20_body" style:list-style-name="L1">
      <style:paragraph-properties fo:margin-left="0cm" fo:margin-right="0cm" fo:text-align="justify" style:justify-single-word="false" fo:text-indent="0cm" style:auto-text-indent="false"/>
    </style:style>
    <style:style style:name="P46" style:family="paragraph" style:parent-style-name="Text_20_body" style:list-style-name="L2">
      <style:paragraph-properties fo:margin-left="0cm" fo:margin-right="0cm" fo:line-height="100%" fo:text-align="justify" style:justify-single-word="false" fo:text-indent="0cm" style:auto-text-indent="false">
        <style:tab-stops/>
      </style:paragraph-properties>
      <style:text-properties style:text-position="0% 100%"/>
    </style:style>
    <style:style style:name="P47" style:family="paragraph" style:parent-style-name="Text_20_body">
      <style:paragraph-properties fo:margin-left="0cm" fo:margin-right="0cm" fo:text-indent="0cm" style:auto-text-indent="false"/>
      <style:text-properties style:font-name="Times New Roman" fo:font-size="12pt"/>
    </style:style>
    <style:style style:name="P48"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style>
    <style:style style:name="P49" style:family="paragraph" style:parent-style-name="Text_20_body" style:list-style-name="L2">
      <style:paragraph-properties fo:margin-left="0cm" fo:margin-right="0cm" fo:line-height="100%" fo:text-align="justify" style:justify-single-word="false" fo:text-indent="0.753cm" style:auto-text-indent="false">
        <style:tab-stops/>
      </style:paragraph-properties>
      <style:text-properties style:text-position="0% 100%"/>
    </style:style>
    <style:style style:name="P50" style:family="paragraph" style:parent-style-name="Text_20_body" style:list-style-name="L2">
      <style:paragraph-properties fo:margin-left="0cm" fo:margin-right="0cm" fo:line-height="100%" fo:text-align="justify" style:justify-single-word="false" fo:text-indent="0.753cm" style:auto-text-indent="false">
        <style:tab-stops/>
      </style:paragraph-properties>
    </style:style>
    <style:style style:name="P51" style:family="paragraph" style:parent-style-name="Text_20_body">
      <style:paragraph-properties fo:margin-left="1.129cm" fo:margin-right="0cm" fo:text-indent="-1.129cm" style:auto-text-indent="false"/>
      <style:text-properties style:font-name="Times New Roman" fo:font-size="12pt"/>
    </style:style>
    <style:style style:name="P52" style:family="paragraph" style:parent-style-name="Heading_20_1">
      <style:paragraph-properties fo:break-before="page"/>
    </style:style>
    <style:style style:name="P53" style:family="paragraph" style:parent-style-name="Heading_20_1">
      <style:paragraph-properties fo:margin-left="0.762cm" fo:margin-right="0cm" fo:text-indent="0.714cm" style:auto-text-indent="false"/>
    </style:style>
    <style:style style:name="P54" style:family="paragraph" style:parent-style-name="Heading_20_1">
      <style:paragraph-properties fo:margin-left="0.762cm" fo:margin-right="0cm" fo:text-indent="0.767cm" style:auto-text-indent="false"/>
    </style:style>
    <style:style style:name="P55" style:family="paragraph" style:parent-style-name="Heading_20_2">
      <style:paragraph-properties fo:margin-left="1.016cm" fo:margin-right="0cm" fo:text-indent="0.467cm" style:auto-text-indent="false"/>
    </style:style>
    <style:style style:name="P56" style:family="paragraph" style:parent-style-name="Heading_20_2">
      <style:paragraph-properties fo:margin-left="1.016cm" fo:margin-right="0cm" fo:line-height="100%" fo:text-align="justify" style:justify-single-word="false" fo:text-indent="0.467cm" style:auto-text-indent="false">
        <style:tab-stops/>
      </style:paragraph-properties>
      <style:text-properties style:text-position="0% 100%"/>
    </style:style>
    <style:style style:name="P57" style:family="paragraph">
      <style:paragraph-properties fo:text-align="center"/>
    </style:style>
    <style:style style:name="P58" style:family="paragraph">
      <style:text-properties fo:font-style="italic" style:font-style-asian="italic" style:font-style-complex="italic"/>
    </style:style>
    <style:style style:name="T1" style:family="text">
      <style:text-properties style:text-position="super 58%"/>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text-position="0% 100%"/>
    </style:style>
    <style:style style:name="T5" style:family="text">
      <style:text-properties style:text-position="0% 100%" fo:font-style="italic" style:font-style-asian="italic" style:font-style-complex="italic"/>
    </style:style>
    <style:style style:name="T6" style:family="text">
      <style:text-properties style:text-position="0% 100%" style:font-name="Symbol"/>
    </style:style>
    <style:style style:name="T7" style:family="text">
      <style:text-properties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8" style:family="text">
      <style:text-properties style:text-position="sub 58%"/>
    </style:style>
    <style:style style:name="T9" style:family="text">
      <style:text-properties style:font-name="Symbol"/>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style:text-position="-33% 58%"/>
    </style:style>
    <style:style style:name="T13" style:family="text">
      <style:text-properties style:text-position="33% 58%"/>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8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dash" draw:stroke-dash="Ultra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4.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0000ff"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NARX neural networks for sequence processing tasks</text:p>
      <text:p text:style-name="P5"/>
      <text:p text:style-name="P5"/>
      <text:p text:style-name="P5"/>
      <text:p text:style-name="P6">Faculty of Automatic Control and Computer Science,</text:p>
      <text:p text:style-name="P8">University Politehnica of Bucharest</text:p>
      <text:p text:style-name="P5"/>
      <text:p text:style-name="P5"/>
      <text:p text:style-name="P5"/>
      <text:p text:style-name="P5"/>
      <text:p text:style-name="P5"/>
      <text:p text:style-name="P9">m.sc. stud. eng. Eugen Hristev</text:p>
      <text:p text:style-name="P10">Scientific coordinator:</text:p>
      <text:p text:style-name="P10">prof. dr. Rene Alquezar Mancho</text:p>
      <text:p text:style-name="P10">Polytechnic University of Catalunya</text:p>
      <text:p text:style-name="P10"/>
      <text:p text:style-name="P10"/>
      <text:p text:style-name="P10"/>
      <text:p text:style-name="P10"/>
      <text:p text:style-name="P7"/>
      <text:p text:style-name="P2"/>
      <text:p text:style-name="P10"/>
      <text:p text:style-name="P10"/>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1. Introduction<text:tab/>4</text:p>
          <text:p text:style-name="P38">2. Sequence processing task<text:tab/>5</text:p>
          <text:p text:style-name="P38">3. The NARX model<text:tab/>9</text:p>
          <text:p text:style-name="P39">3.1. Theoretical NARX and neural networks<text:tab/>9</text:p>
          <text:p text:style-name="P39">3.2. NARX variants<text:tab/>12</text:p>
          <text:p text:style-name="P39">3.3. Prediction evaluations<text:tab/>13</text:p>
          <text:p text:style-name="P38">4. Application architecture and implementation results<text:tab/>14</text:p>
          <text:p text:style-name="P38">5. Experimental results and performance evaluation<text:tab/>15</text:p>
          <text:p text:style-name="P38">5. Conclusions and future work<text:tab/>16</text:p>
          <text:p text:style-name="P38">Bibliography<text:tab/>17</text:p>
        </text:index-body>
      </text:table-of-content>
      <text:p text:style-name="P10"/>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text:span text:style-name="T10">Abstract</text:span> </text:p>
      <text:p text:style-name="P10"/>
      <text:p text:style-name="P10"/>
      <text:p text:style-name="P10"/>
      <text:p text:style-name="P10"/>
      <text:p text:style-name="P10"/>
      <text:p text:style-name="P12">/* to do */</text:p>
      <text:h text:style-name="P52" text:outline-level="1"/>
      <text:h text:style-name="Heading_20_1" text:outline-level="1"/>
      <text:h text:style-name="P53" text:outline-level="1">1. Introduction</text:h>
      <text:p text:style-name="Text_20_body"/>
      <text:p text:style-name="P14">Sequence processing task and especially time series prediction has been a challenging task for researchers, and especially for the ones using neural networks architectures. Usually a neural network can be used effectively for pattern clasiffying, but only for the part called "<text:span text:style-name="T3">structural pattern recognition</text:span>". However it is interesting to see how a neural network behaves on "<text:span text:style-name="T3">temporal pattern recognition</text:span>". The difference between the two types is that in the second case the patterns evolve in time, which makes recognition harder<text:reference-mark-start text:name="ADDIN Mendeley Citation{bac8c8b1-aea8-4688-aebf-846467b2b1e4} CSL_CITATION  { &quot;citationItems&quot; : [ { &quot;id&quot; : &quot;ITEM-1&quot;, &quot;itemData&quot; : { &quot;author&quot; : [ { &quot;family&quot; : &quot;Mozer&quot;, &quot;given&quot; : &quot;M.C.&quot; } ], &quot;container-title&quot; : &quot;Santa Fe Workshop&quot;, &quot;id&quot; : &quot;ITEM-1&quot;, &quot;issued&quot; : { &quot;date-parts&quot; : [ [ &quot;2007&quot; ] ] }, &quot;publisher&quot; : &quot;ADDISON-WESLEY PUBLISHING CO&quot;, &quot;title&quot; : &quot;Neural net architectures for temporal sequence processing&quot;, &quot;type&quot; : &quot;paper-conference&quot;, &quot;volume&quot; : &quot;15&quot; }, &quot;uris&quot; : [ &quot;http://www.mendeley.com/documents/?uuid=bac8c8b1-aea8-4688-aebf-846467b2b1e4&quot; ] } ], &quot;mendeley&quot; : { &quot;previouslyFormattedCitation&quot; : &quot;[1]&quot; }, &quot;properties&quot; : { &quot;noteIndex&quot; : 0 }, &quot;schema&quot; : &quot;https://github.com/citation-style-language/schema/raw/master/csl-citation.json&quot; }  RNDeOtksdti4Q"/><text:span text:style-name="T4">[1]</text:span><text:reference-mark-end text:name="ADDIN Mendeley Citation{bac8c8b1-aea8-4688-aebf-846467b2b1e4} CSL_CITATION  { &quot;citationItems&quot; : [ { &quot;id&quot; : &quot;ITEM-1&quot;, &quot;itemData&quot; : { &quot;author&quot; : [ { &quot;family&quot; : &quot;Mozer&quot;, &quot;given&quot; : &quot;M.C.&quot; } ], &quot;container-title&quot; : &quot;Santa Fe Workshop&quot;, &quot;id&quot; : &quot;ITEM-1&quot;, &quot;issued&quot; : { &quot;date-parts&quot; : [ [ &quot;2007&quot; ] ] }, &quot;publisher&quot; : &quot;ADDISON-WESLEY PUBLISHING CO&quot;, &quot;title&quot; : &quot;Neural net architectures for temporal sequence processing&quot;, &quot;type&quot; : &quot;paper-conference&quot;, &quot;volume&quot; : &quot;15&quot; }, &quot;uris&quot; : [ &quot;http://www.mendeley.com/documents/?uuid=bac8c8b1-aea8-4688-aebf-846467b2b1e4&quot; ] } ], &quot;mendeley&quot; : { &quot;previouslyFormattedCitation&quot; : &quot;[1]&quot; }, &quot;properties&quot; : { &quot;noteIndex&quot; : 0 }, &quot;schema&quot; : &quot;https://github.com/citation-style-language/schema/raw/master/csl-citation.json&quot; }  RNDeOtksdti4Q"/>⁠. In consequence, the neural network has to adapt for these changes or at least consider them in the learning process. </text:p>
      <text:p text:style-name="P14">Time series prediction is a perfect example of a temporal changing pattern. The time series is a sequence of discrete data taken every specific time interval, e.g. daily time series, or monthly, etc. Compared to a normal pattern that needs to be recognized, time series depend heavily on past values. A normal network with a small number of inputs compared to the length of the time series can estimate the next value counting on little factors. In order to achieve a higher performance, like detecting long term dependencies, a new model has to be devised. </text:p>
      <text:p text:style-name="P14">In order to be able to predict changing patterns, the neural network has to find a way to incorporate all previous values or at least sample them.</text:p>
      <text:p text:style-name="P14">The Nonlinear AutoRegressive with eXogenous inputs model ( NARX ) is based on recurrent neural networks and aims to provide better long term dependencies in predicting sequence tasks and especially time series.</text:p>
      <text:p text:style-name="P14">Time series are used in various domains like economy – exchange rates, or weather forecasting, or signal processing. Predicting such patterns are useful for everyone working in those fields: avoiding money loss in unexpected exchange rates changes, better weather prediction, or even better signal processing, by estimating what to expect on signal input.</text:p>
      <text:p text:style-name="P14">This project aims to present and implement the NARX model, using neural networks, in a simulator and run experimental tests for measuring the performance of this model using both real world data and generated one. The simulator is very flexible and allows fallback to both TDNN ( time delay neural networks ) and BPTT ( back propagation through time ).</text:p>
      <text:p text:style-name="P14"/>
      <text:h text:style-name="P52" text:outline-level="1"/>
      <text:h text:style-name="Heading_20_1" text:outline-level="1"/>
      <text:h text:style-name="P53" text:outline-level="1">2. Sequence processing task</text:h>
      <text:p text:style-name="Text_20_body"/>
      <text:p text:style-name="P14">Possible approaches in time series processing include autocorrelation, autoregression or residual research. Scientists have observed<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previouslyFormattedCitation&quot; : &quot;[2]&quot; }, &quot;properties&quot; : { &quot;noteIndex&quot; : 0 }, &quot;schema&quot; : &quot;https://github.com/citation-style-language/schema/raw/master/csl-citation.json&quot; }  RND4QiiwcFf3j"/><text:span text:style-name="T4">[2]</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previouslyFormattedCitation&quot; : &quot;[2]&quot; }, &quot;properties&quot; : { &quot;noteIndex&quot; : 0 }, &quot;schema&quot; : &quot;https://github.com/citation-style-language/schema/raw/master/csl-citation.json&quot; }  RND4QiiwcFf3j"/>⁠ that studying time series, some specific notions appear: <text:span text:style-name="T3">stationarity</text:span> – the property of a time series that the global joint distribution does not change over time – in consequence neither mean or variance; <text:span text:style-name="T3">nonstationarity</text:span> – the property of a time series that it's not stationary, usually it has a certain level of trend : linear, quadratic, etc.; <text:span text:style-name="T3">time series differencing</text:span> – the process of computing differences between pairs in order to try to make the series stationary; <text:span text:style-name="T3">trend terms</text:span> – the terms from the series that make it nonstationary, depending on the trend level, the series has to be differenced once or twice or more to become stationary; <text:span text:style-name="T3">random shock</text:span> – the random component of a time series, the shocks are reflected by the residuals; <text:span text:style-name="T3">residuals</text:span> – the errors that are visible after identifying the series model and trend if applicable; <text:span text:style-name="T3">lag</text:span> – the interval between two time intervals, e.g. Y<text:span text:style-name="T8">t</text:span> and Y<text:span text:style-name="T8">t-1</text:span>; <text:span text:style-name="T3">moving average terms</text:span> – the number of terms that describe the persistence of a random shock from one observation to the next, e.g. if it's 2, then every observation depends on 2 previous random shocks; <text:span text:style-name="T3">auto-regressive terms </text:span>- the number of terms in the model that describe the dependency among successive observations, e.g. a model with two auto-regressive terms <text:s/>is one in which an observation depends on two previous observations; <text:span text:style-name="T3">autocorrelation</text:span> – correlations between terms at different lags, values are repeating themselves in the series; <text:span text:style-name="T3">autocorrelation function</text:span> – the pattern of autocorrelation in numerous lags.</text:p>
      <text:p text:style-name="P14">In order to correctly analyse the behaviour of the time series, one has to compute the mean, the variance, and see if the series is stationary. Further, if it's not stationary, it has to be differenced in order to find a stationary series, or logarithmed. After creating a model for the differenced series, the model can be generalised to the original series.</text:p>
      <text:p text:style-name="P14">Subsequently, a neural network can be used to estimate the next values of the time series<text:span text:style-name="T4">.</text:span> Figure 1 presents a general predictor basic architecture<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F8IQcag2eZ"/><text:span text:style-name="T4">[1]</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F8IQcag2eZ"/>⁠. </text:p>
      <text:p text:style-name="P14"/>
      <text:p text:style-name="P14"><draw:rect text:anchor-type="paragraph" draw:z-index="2" draw:style-name="gr2" draw:text-style-name="P57" svg:width="2.885cm" svg:height="1.562cm" svg:x="9.689cm" svg:y="-0.131cm"><text:p/></draw:rect><draw:rect text:anchor-type="paragraph" draw:z-index="3" draw:style-name="gr2" draw:text-style-name="P57" svg:width="2.885cm" svg:height="1.562cm" svg:x="4.874cm" svg:y="-0.067cm"><text:p/></draw:rect><draw:frame text:anchor-type="paragraph" draw:z-index="5" draw:style-name="gr3" svg:width="0.98cm" svg:height="0.636cm" svg:x="3.022cm" svg:y="-0.183cm"><draw:text-box><text:p>x(t)</text:p></draw:text-box></draw:frame><draw:frame text:anchor-type="paragraph" draw:z-index="6" draw:style-name="gr3" svg:width="0.98cm" svg:height="0.636cm" svg:x="13.129cm" svg:y="-0.067cm"><draw:text-box><text:p>y(t)</text:p></draw:text-box></draw:frame><draw:frame text:anchor-type="paragraph" draw:z-index="7" draw:style-name="gr3" svg:width="1.8cm" svg:height="0.636cm" svg:x="5.403cm" svg:y="0.356cm"><draw:text-box><text:p>memory</text:p></draw:text-box></draw:frame><draw:frame text:anchor-type="paragraph" draw:z-index="8" draw:style-name="gr3" svg:width="1.8cm" svg:height="0.636cm" svg:x="10.033cm" svg:y="0.34cm"><draw:text-box><text:p>predictor</text:p></draw:text-box></draw:frame></text:p>
      <text:p text:style-name="P14"><draw:line text:anchor-type="paragraph" draw:z-index="4" draw:style-name="gr1" draw:text-style-name="P57" svg:x1="12.573cm" svg:y1="0.018cm" svg:x2="14.557cm" svg:y2="0.044cm"><text:p/></draw:line><draw:line text:anchor-type="paragraph" draw:z-index="1" draw:style-name="gr1" draw:text-style-name="P57" svg:x1="7.731cm" svg:y1="0.018cm" svg:x2="9.715cm" svg:y2="0.044cm"><text:p/></draw:line><draw:line text:anchor-type="paragraph" draw:z-index="0" draw:style-name="gr1" draw:text-style-name="P57" svg:x1="2.916cm" svg:y1="0.044cm" svg:x2="4.9cm" svg:y2="0.07cm"><text:p/></draw:line></text:p>
      <text:p text:style-name="P14"/>
      <text:p text:style-name="P22">Figure 1. A basic predictor architecture.</text:p>
      <text:p text:style-name="P22"/>
      <text:p text:style-name="P23">In this architecture, one can notice that the observations of the time series are given as inputs, and the first step is the memory. The network has to memorize the input values for a sequence of last inputs, or with a different lag than the one from the original series, one with a lower granularity. Next, the system needs a predictor, that can base itself on both inputs and predicted values , but also on training data : correct outputs. In this case we denote x(t) as the input at time t, and y(t) the output. The memory usually has recurrent connections, while the predictor is a feedforward usual network.</text:p>
      <text:p text:style-name="P23">The design of such a system involves more steps<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TPGVY1EqWk"/><text:span text:style-name="T4">[1]</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TPGVY1EqWk"/>⁠:</text:p>
      <text:list xml:id="list36685834" text:style-name="L1">
        <text:list-item>
          <text:list>
            <text:list-item>
              <text:p text:style-name="P44"><text:soft-page-break/>Decide the structure of the memory and predictor system: what type of neurons, activation functions, connections between them, number of of neurons per layers.</text:p>
            </text:list-item>
            <text:list-item>
              <text:p text:style-name="P44">Decide how the weights are adjusted. Usually given the inputs as a set of observations x(t) to x(t-<text:span text:style-name="T9">t</text:span>), predictions are made, y(t) to y(d-<text:span text:style-name="T9">t</text:span>), and the weighs are adjusted such that the error to targets d(t) to d(t-<text:span text:style-name="T9">t</text:span>) are minimised, usually in least squares sense.</text:p>
            </text:list-item>
            <text:list-item>
              <text:p text:style-name="P44">Representation in memory : what should be kept and in what format. Memory should be domain dependant.</text:p>
              <text:p text:style-name="P45"><text:s text:c="6"/>Memory representation has been studied in recent years and a number of models have been devised. </text:p>
            </text:list-item>
          </text:list>
        </text:list-item>
      </text:list>
      <text:p text:style-name="P29">Tapped delay line memory is formed of n buffers containing most recent inputs. This memory is called tapped delay because every oldest input is replaced by a new one, and each input takes part in the learning process per turn. This model is the base for autoregressive methods. Figure 2 presents a simple tapped delay line architecture.</text:p>
      <text:p text:style-name="P23"><draw:line text:anchor-type="paragraph" draw:z-index="25" draw:style-name="gr5" draw:text-style-name="P57" svg:x1="8.896cm" svg:y1="3.711cm" svg:x2="7.308cm" svg:y2="3.711cm"><text:p/></draw:line><draw:line text:anchor-type="paragraph" draw:z-index="24" draw:style-name="gr5" draw:text-style-name="P57" svg:x1="14.055cm" svg:y1="3.685cm" svg:x2="12.467cm" svg:y2="3.685cm"><text:p/></draw:line><draw:frame text:anchor-type="paragraph" draw:z-index="23" draw:style-name="gr3" svg:width="0.98cm" svg:height="0.636cm" svg:x="13.076cm" svg:y="4.129cm"><draw:text-box><text:p>y(t)</text:p></draw:text-box></draw:frame><draw:frame text:anchor-type="paragraph" draw:z-index="22" draw:style-name="gr7" svg:width="2.832cm" svg:height="1.509cm" svg:x="9.477cm" svg:y="3.42cm"><draw:text-box><text:p>predictor</text:p></draw:text-box></draw:frame><draw:rect text:anchor-type="paragraph" draw:z-index="21" draw:style-name="gr2" draw:text-style-name="P57" svg:width="3.573cm" svg:height="2.25cm" svg:x="8.895cm" svg:y="2.706cm"><text:p/></draw:rect><draw:line text:anchor-type="paragraph" draw:z-index="20" draw:style-name="gr6" draw:text-style-name="P57" svg:x1="5.773cm" svg:y1="4.579cm" svg:x2="5.773cm" svg:y2="5.352cm"><text:p/></draw:line><draw:line text:anchor-type="paragraph" draw:z-index="19" draw:style-name="gr6" draw:text-style-name="P57" svg:x1="5.747cm" svg:y1="1.695cm" svg:x2="5.747cm" svg:y2="2.468cm"><text:p/></draw:line><draw:line text:anchor-type="paragraph" draw:z-index="18" draw:style-name="gr6" draw:text-style-name="P57" svg:x1="5.8cm" svg:y1="3.256cm" svg:x2="5.8cm" svg:y2="4.029cm"><text:p/></draw:line><draw:frame text:anchor-type="paragraph" draw:z-index="17" draw:style-name="gr3" svg:width="0.98cm" svg:height="0.636cm" svg:x="5.535cm" svg:y="5.293cm"><draw:text-box><text:p>...</text:p></draw:text-box></draw:frame><draw:frame text:anchor-type="paragraph" draw:z-index="16" draw:style-name="gr3" svg:width="0.98cm" svg:height="0.636cm" svg:x="5.403cm" svg:y="3.944cm"><draw:text-box><text:p>x(t-2)</text:p></draw:text-box></draw:frame><draw:frame text:anchor-type="paragraph" draw:z-index="15" draw:style-name="gr3" svg:width="0.98cm" svg:height="0.636cm" svg:x="5.35cm" svg:y="2.621cm"><draw:text-box><text:p>x(t-1)</text:p></draw:text-box></draw:frame><draw:frame text:anchor-type="paragraph" draw:z-index="14" draw:style-name="gr3" svg:width="0.98cm" svg:height="0.636cm" svg:x="5.509cm" svg:y="0.901cm"><draw:text-box><text:p>x(t)</text:p></draw:text-box></draw:frame><draw:frame text:anchor-type="paragraph" draw:z-index="13" draw:style-name="gr3" svg:width="0.98cm" svg:height="0.636cm" svg:x="2.387cm" svg:y="3.362cm"><draw:text-box><text:p>x(t)</text:p></draw:text-box></draw:frame><draw:line text:anchor-type="paragraph" draw:z-index="12" draw:style-name="gr5" draw:text-style-name="P57" svg:x1="4.636cm" svg:y1="1.277cm" svg:x2="3.683cm" svg:y2="1.277cm"><text:p/></draw:line><draw:line text:anchor-type="paragraph" draw:z-index="11" draw:style-name="gr4" draw:text-style-name="P57" svg:x1="3.683cm" svg:y1="1.277cm" svg:x2="3.683cm" svg:y2="4.293cm"><text:p/></draw:line><draw:line text:anchor-type="paragraph" draw:z-index="10" draw:style-name="gr4" draw:text-style-name="P57" svg:x1="2.889cm" svg:y1="4.293cm" svg:x2="3.683cm" svg:y2="4.293cm"><text:p/></draw:line><draw:rect text:anchor-type="paragraph" draw:z-index="9" draw:style-name="gr2" draw:text-style-name="P57" svg:width="2.012cm" svg:height="5.795cm" svg:x="4.874cm" svg:y="0.589cm"><text:p/></draw:rect></text:p>
      <text:p text:style-name="P23"/>
      <text:p text:style-name="P23"/>
      <text:p text:style-name="P23"/>
      <text:p text:style-name="P23"/>
      <text:p text:style-name="P23"/>
      <text:p text:style-name="P23"/>
      <text:p text:style-name="P23"/>
      <text:p text:style-name="P23"/>
      <text:p text:style-name="P23"/>
      <text:p text:style-name="P23"/>
      <text:p text:style-name="P24">Figure 2. A tapped delay line memory system</text:p>
      <text:p text:style-name="P24"/>
      <text:p text:style-name="P26">In order to comprehense more memory modules, we can denote the past values of the input with x<text:span text:style-name="T1">~</text:span><text:span text:style-name="T8">i </text:span><text:span text:style-name="T4">(t)= x(t – i) ; where </text:span><text:span text:style-name="T5">i</text:span><text:span text:style-name="T4"> is the lag, and then treat x</text:span><text:span text:style-name="T1">~</text:span><text:span text:style-name="T4"> as a convolution of the input sequence using a kernel function c</text:span><text:span text:style-name="T8">i</text:span><text:span text:style-name="T4">. </text:span></text:p>
      <text:p text:style-name="P27">Therefore, </text:p>
      <text:p text:style-name="P25"><text:span text:style-name="T4">x</text:span><text:span text:style-name="T1">~</text:span><text:span text:style-name="T8">i </text:span><text:span text:style-name="T4">(t)= </text:span><text:span text:style-name="T4"><draw:frame draw:style-name="fr1" draw:name="Object1" text:anchor-type="as-char" svg:width="3.013cm" svg:height="1.139cm" draw:z-index="26"><draw:object xlink:href="./Object 1" xlink:type="simple" xlink:show="embed" xlink:actuate="onLoad"/><draw:image xlink:href="./ObjectReplacements/Object 1" xlink:type="simple" xlink:show="embed" xlink:actuate="onLoad"/></draw:frame></text:span></text:p>
      <text:p text:style-name="P25"><text:span text:style-name="T4">For the tapped delay line, c</text:span><text:span text:style-name="T8">i</text:span><text:span text:style-name="T4"> will be </text:span></text:p>
      <text:p text:style-name="P25"><draw:custom-shape text:anchor-type="paragraph" draw:z-index="27" draw:style-name="gr8" draw:text-style-name="P57" svg:width="0.613cm" svg:height="1.996cm" svg:x="2.127cm" svg:y="-0.05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4"> <text:s text:c="19"/>if t = w</text:span><text:span text:style-name="T8">i</text:span></text:p>
      <text:p text:style-name="P25"><text:span text:style-name="T4">c</text:span><text:span text:style-name="T8">i</text:span><text:span text:style-name="T4"> (t) = <text:s text:c="8"/></text:span></text:p>
      <text:p text:style-name="P27"><text:s text:c="20"/>0 otherwise</text:p>
      <text:p text:style-name="P28">Other kernel functions can imply different models of memory systems. For example, one can use a gaussian to sample values from the inputs, <text:s/>polynomial or exponential.</text:p>
      <text:p text:style-name="P26"><text:soft-page-break/><text:span text:style-name="T4">Consider two variables for a memory distribution, </text:span><text:span text:style-name="T5">depth</text:span><text:span text:style-name="T4"> and </text:span><text:span text:style-name="T5">resolution</text:span><text:span text:style-name="T4">. Depth means how far away back in time the samples are taken from. Resolution will mean the lag value for which the samples are taken. Considering these, the linear distribution is low depth but high resolution. Opposed to that we have the exponential distribution, with a high depth but low resolution. </text:span></text:p>
      <text:p text:style-name="P28">The exponential kernel function is </text:p>
      <text:p text:style-name="P26"><text:span text:style-name="T4">c</text:span><text:span text:style-name="T8">i</text:span><text:span text:style-name="T4">(t) = (1 − µ</text:span><text:span text:style-name="T8">i</text:span><text:span text:style-name="T4">) µ</text:span><text:span text:style-name="T1">t</text:span><text:span text:style-name="T8">i</text:span><text:span text:style-name="T4"> where µ is an arbitrary constant in range [-1, 1]. </text:span></text:p>
      <text:p text:style-name="P28">One can observe that the samples with this distribution are more concentrated on the values close to the current input, and the lag increases with older and older entries. The exponential function does have the advantage of having theoretical values from all the inputs, even if the ones very far away are sampled at a very high lag.</text:p>
      <text:p text:style-name="P26"><text:span text:style-name="T4">The gamma variant</text:span><text:reference-mark-start text:name="ADDIN Mendeley Citation{52a8506a-d7ba-44b8-a1c0-397d0b8ef54f} CSL_CITATION  { &quot;citationItems&quot; : [ { &quot;id&quot; : &quot;ITEM-1&quot;, &quot;itemData&quot; : { &quot;abstract&quot; : &quot;Presents a vector space framework to study short-term memory filters in dynamic neural networks. The authors define parameters to quantify the function of feedforward and recursive linear memory filters. They show, using vector spaces, what is the optimization problem solved by the PEs of the first hidden layer of the single input focused network architecture. Due to the special properties of the gamma bases, recursion brings an extra parameter lambda (the time constant of the leaky integrator) that displaces the memory manifold towards the desired signal when the mean square error is minimized. In contrast, for the feedforward memory filter the angle between the desired signal and the memory manifold is fixed for a given memory order. The adaptation of the feedback parameter can be done using gradient descent, but the optimization is nonconvex.&quot;, &quot;author&quot; : [ { &quot;family&quot; : &quot;Principe&quot;, &quot;given&quot; : &quot;J C&quot; }, { &quot;family&quot; : &quot;Kuo&quot;, &quot;given&quot; : &quot;J M&quot; }, { &quot;family&quot; : &quot;Celebi&quot;, &quot;given&quot; : &quot;S&quot; } ], &quot;container-title&quot; : &quot;IEEE Transactions on Neural Networks&quot;, &quot;id&quot; : &quot;ITEM-1&quot;, &quot;issue&quot; : &quot;2&quot;, &quot;issued&quot; : { &quot;date-parts&quot; : [ [ &quot;1994&quot; ] ] }, &quot;page&quot; : &quot;331-337&quot;, &quot;title&quot; : &quot;An analysis of the gamma memory in dynamic neural networks.&quot;, &quot;type&quot; : &quot;article-journal&quot;, &quot;volume&quot; : &quot;5&quot; }, &quot;uris&quot; : [ &quot;http://www.mendeley.com/documents/?uuid=52a8506a-d7ba-44b8-a1c0-397d0b8ef54f&quot; ] } ], &quot;mendeley&quot; : { &quot;previouslyFormattedCitation&quot; : &quot;[3]&quot; }, &quot;properties&quot; : { &quot;noteIndex&quot; : 0 }, &quot;schema&quot; : &quot;https://github.com/citation-style-language/schema/raw/master/csl-citation.json&quot; }  RNDZJaC1Ns5fV"/><text:span text:style-name="T4">[3]</text:span><text:reference-mark-end text:name="ADDIN Mendeley Citation{52a8506a-d7ba-44b8-a1c0-397d0b8ef54f} CSL_CITATION  { &quot;citationItems&quot; : [ { &quot;id&quot; : &quot;ITEM-1&quot;, &quot;itemData&quot; : { &quot;abstract&quot; : &quot;Presents a vector space framework to study short-term memory filters in dynamic neural networks. The authors define parameters to quantify the function of feedforward and recursive linear memory filters. They show, using vector spaces, what is the optimization problem solved by the PEs of the first hidden layer of the single input focused network architecture. Due to the special properties of the gamma bases, recursion brings an extra parameter lambda (the time constant of the leaky integrator) that displaces the memory manifold towards the desired signal when the mean square error is minimized. In contrast, for the feedforward memory filter the angle between the desired signal and the memory manifold is fixed for a given memory order. The adaptation of the feedback parameter can be done using gradient descent, but the optimization is nonconvex.&quot;, &quot;author&quot; : [ { &quot;family&quot; : &quot;Principe&quot;, &quot;given&quot; : &quot;J C&quot; }, { &quot;family&quot; : &quot;Kuo&quot;, &quot;given&quot; : &quot;J M&quot; }, { &quot;family&quot; : &quot;Celebi&quot;, &quot;given&quot; : &quot;S&quot; } ], &quot;container-title&quot; : &quot;IEEE Transactions on Neural Networks&quot;, &quot;id&quot; : &quot;ITEM-1&quot;, &quot;issue&quot; : &quot;2&quot;, &quot;issued&quot; : { &quot;date-parts&quot; : [ [ &quot;1994&quot; ] ] }, &quot;page&quot; : &quot;331-337&quot;, &quot;title&quot; : &quot;An analysis of the gamma memory in dynamic neural networks.&quot;, &quot;type&quot; : &quot;article-journal&quot;, &quot;volume&quot; : &quot;5&quot; }, &quot;uris&quot; : [ &quot;http://www.mendeley.com/documents/?uuid=52a8506a-d7ba-44b8-a1c0-397d0b8ef54f&quot; ] } ], &quot;mendeley&quot; : { &quot;previouslyFormattedCitation&quot; : &quot;[3]&quot; }, &quot;properties&quot; : { &quot;noteIndex&quot; : 0 }, &quot;schema&quot; : &quot;https://github.com/citation-style-language/schema/raw/master/csl-citation.json&quot; }  RNDZJaC1Ns5fV"/><text:span text:style-name="T4">⁠ is a combination of both liniar and exponential variants. The kernel function is : </text:span></text:p>
      <text:p text:style-name="P26"><draw:custom-shape text:anchor-type="paragraph" draw:z-index="28" draw:style-name="gr8" draw:text-style-name="P57" svg:width="0.549cm" svg:height="2.809cm" svg:x="2.434cm" svg:y="-0.109cm"><text:p/><draw:enhanced-geometry svg:viewBox="0 0 21600 21600" draw:mirror-horizontal="false" draw:mirror-vertical="false" draw:glue-points="21600 0 0 10800 21600 21600" draw:text-areas="13800 ?f9 21600 ?f10" draw:type="left-brace" draw:modifiers="1800 12203.3898305085"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4"><text:tab/><text:tab/><text:tab/></text:span><text:span text:style-name="T4"><draw:frame draw:style-name="fr1" draw:name="Object2" text:anchor-type="as-char" svg:width="5.055cm" svg:height="1.178cm" draw:z-index="29"><draw:object xlink:href="./Object 2" xlink:type="simple" xlink:show="embed" xlink:actuate="onLoad"/><draw:image xlink:href="./ObjectReplacements/Object 2" xlink:type="simple" xlink:show="embed" xlink:actuate="onLoad"/></draw:frame></text:span></text:p>
      <text:p text:style-name="P26"><text:span text:style-name="T4"><text:s/><text:tab/>c</text:span><text:span text:style-name="T8">i</text:span><text:span text:style-name="T4">(t) = <text:s text:c="2"/><text:tab/></text:span><text:span text:style-name="T4"><draw:frame draw:style-name="fr1" draw:name="Object3" text:anchor-type="as-char" svg:width="1.455cm" svg:height="0.529cm" draw:z-index="30"><draw:object xlink:href="./Object 3" xlink:type="simple" xlink:show="embed" xlink:actuate="onLoad"/><draw:image xlink:href="./ObjectReplacements/Object 3" xlink:type="simple" xlink:show="embed" xlink:actuate="onLoad"/></draw:frame></text:span></text:p>
      <text:p text:style-name="P28"/>
      <text:p text:style-name="P28"/>
      <text:p text:style-name="P26"><text:span text:style-name="T4">Where µ is the same constant, and w</text:span><text:span text:style-name="T8">i</text:span><text:span text:style-name="T4"> is the lag. One can observe that a w</text:span><text:span text:style-name="T8">i</text:span><text:span text:style-name="T4"> zero, the gamma kernel becomes the exponential one. Another interesting property is traceability, if we start from the following initial state:</text:span></text:p>
      <text:p text:style-name="P26"><text:span text:style-name="T4">x</text:span><text:span text:style-name="T1">~</text:span><text:span text:style-name="T8">i,j</text:span><text:span text:style-name="T4"> (0) = 0 for all </text:span><text:span text:style-name="T4"><draw:frame draw:style-name="fr1" draw:name="Object4" text:anchor-type="as-char" svg:width="1.004cm" svg:height="0.467cm" draw:z-index="31"><draw:object xlink:href="./Object 4" xlink:type="simple" xlink:show="embed" xlink:actuate="onLoad"/><draw:image xlink:href="./ObjectReplacements/Object 4" xlink:type="simple" xlink:show="embed" xlink:actuate="onLoad"/></draw:frame></text:span><text:span text:style-name="T4"> ; and</text:span></text:p>
      <text:p text:style-name="P26"><text:span text:style-name="T4">x</text:span><text:span text:style-name="T1">~</text:span><text:span text:style-name="T8"> µ,-1</text:span><text:span text:style-name="T4"> (t) = x (t + 1) for all </text:span><text:span text:style-name="T4"><draw:frame draw:style-name="fr1" draw:name="Object5" text:anchor-type="as-char" svg:width="0.923cm" svg:height="0.467cm" draw:z-index="32"><draw:object xlink:href="./Object 5" xlink:type="simple" xlink:show="embed" xlink:actuate="onLoad"/><draw:image xlink:href="./ObjectReplacements/Object 5" xlink:type="simple" xlink:show="embed" xlink:actuate="onLoad"/></draw:frame></text:span><text:span text:style-name="T4">;</text:span></text:p>
      <text:p text:style-name="P28">we can express any term of the series recursively from the previous ones:</text:p>
      <text:p text:style-name="P26"><text:span text:style-name="T4">x</text:span><text:span text:style-name="T1">~</text:span><text:span text:style-name="T8"> µ,j</text:span><text:span text:style-name="T4"> (t) = (1 − µ) x</text:span><text:span text:style-name="T1">~</text:span><text:span text:style-name="T8"> µ,j-1</text:span><text:span text:style-name="T4"> (t – 1) + µ x</text:span><text:span text:style-name="T1">~</text:span><text:span text:style-name="T8"> µ,j</text:span><text:span text:style-name="T4"> (t – 1) </text:span></text:p>
      <text:p text:style-name="P26"><text:span text:style-name="T4">The gamma memory has the advantage of being tweakable, by varying w</text:span><text:span text:style-name="T8">i</text:span><text:span text:style-name="T4"> and <text:s/>µ. One can obtain a full family of gamma memories by varying the parameters from a tapped linear delay to a full exponential one.</text:span></text:p>
      <text:p text:style-name="P28">The content of a memory is also very important. In previous examples, a linear memory mapping was done. Let's denote x' the new inputs, the ones after some mapping function is applied. In previous cases x'(t) is x(t). We can use a different mapping, such that the input values are differenced or any other preprocessing that would help us maintain data and extract the essential, like trends for example.</text:p>
      <text:p text:style-name="P28">One can classify the memory content by the function that it's applied to the original inputs in order to optain the mapped values. In some cases this function is the hidden layer neuron's activation function.</text:p>
      <text:p text:style-name="P28">A memory is called adaptive if the memorised values are influenced by the learning process. This way, the hidden layer for example can connect back to the memory in order to recompute the stored values. The x' values will not be static as in a single function applied, but dynamic and will be influenced by the neurons in the network.</text:p>
      <text:p text:style-name="P26"><text:span text:style-name="T4">Types of neural networks architectures for time series learning include Back Propagation Through Time</text:span><text:reference-mark-start text:name="ADDIN Mendeley Citation{b032da0f-cb8c-4823-966f-75a91c1f0df5} CSL_CITATION  { &quot;citationItems&quot; : [ { &quot;id&quot; : &quot;ITEM-1&quot;, &quot;itemData&quot; : { &quot;author&quot; : [ { &quot;family&quot; : &quot;Werbos&quot;, &quot;given&quot; : &quot;Paul&quot; } ], &quot;container-title&quot; : &quot;Proceedings of the IEEE&quot;, &quot;id&quot; : &quot;ITEM-1&quot;, &quot;issue&quot; : &quot;10&quot;, &quot;issued&quot; : { &quot;date-parts&quot; : [ [ &quot;1990&quot; ] ] }, &quot;page&quot; : &quot;1550-1560&quot;, &quot;title&quot; : &quot;Backpropagation through time: What it does and How to do it&quot;, &quot;type&quot; : &quot;article-journal&quot;, &quot;volume&quot; : &quot;78&quot; }, &quot;uris&quot; : [ &quot;http://www.mendeley.com/documents/?uuid=b032da0f-cb8c-4823-966f-75a91c1f0df5&quot; ] } ], &quot;mendeley&quot; : { &quot;previouslyFormattedCitation&quot; : &quot;[4]&quot; }, &quot;properties&quot; : { &quot;noteIndex&quot; : 0 }, &quot;schema&quot; : &quot;https://github.com/citation-style-language/schema/raw/master/csl-citation.json&quot; }  RND2UrfnHGEMz"/><text:span text:style-name="T4">[4]</text:span><text:reference-mark-end text:name="ADDIN Mendeley Citation{b032da0f-cb8c-4823-966f-75a91c1f0df5} CSL_CITATION  { &quot;citationItems&quot; : [ { &quot;id&quot; : &quot;ITEM-1&quot;, &quot;itemData&quot; : { &quot;author&quot; : [ { &quot;family&quot; : &quot;Werbos&quot;, &quot;given&quot; : &quot;Paul&quot; } ], &quot;container-title&quot; : &quot;Proceedings of the IEEE&quot;, &quot;id&quot; : &quot;ITEM-1&quot;, &quot;issue&quot; : &quot;10&quot;, &quot;issued&quot; : { &quot;date-parts&quot; : [ [ &quot;1990&quot; ] ] }, &quot;page&quot; : &quot;1550-1560&quot;, &quot;title&quot; : &quot;Backpropagation through time: What it does and How to do it&quot;, &quot;type&quot; : &quot;article-journal&quot;, &quot;volume&quot; : &quot;78&quot; }, &quot;uris&quot; : [ &quot;http://www.mendeley.com/documents/?uuid=b032da0f-cb8c-4823-966f-75a91c1f0df5&quot; ] } ], &quot;mendeley&quot; : { &quot;previouslyFormattedCitation&quot; : &quot;[4]&quot; }, &quot;properties&quot; : { &quot;noteIndex&quot; : 0 }, &quot;schema&quot; : &quot;https://github.com/citation-style-language/schema/raw/master/csl-citation.json&quot; }  RND2UrfnHGEMz"/><text:span text:style-name="T4">⁠ or Real Time Recurrent Learning</text:span><text:reference-mark-start text:name="ADDIN Mendeley Citation{42dc9d82-c7ee-4891-82c9-4d12277e0a00} CSL_CITATION  { &quot;citationItems&quot; : [ { &quot;id&quot; : &quot;ITEM-1&quot;, &quot;itemData&quot; : { &quot;author&quot; : [ { &quot;family&quot; : &quot;Bod\u00e9n&quot;, &quot;given&quot; : &quot;M.&quot; } ], &quot;container-title&quot; : &quot;The DALLAS project. Report from the NUTEK-supported project AIS-8, SICS. Holst: Application of data analysis with learning systems&quot;, &quot;id&quot; : &quot;ITEM-1&quot;, &quot;issue&quot; : &quot;2&quot;, &quot;issued&quot; : { &quot;date-parts&quot; : [ [ &quot;2001&quot; ] ] }, &quot;page&quot; : &quot;1-10&quot;, &quot;publisher&quot; : &quot;Citeseer&quot;, &quot;title&quot; : &quot;A guide to recurrent neural networks and backpropagation&quot;, &quot;type&quot; : &quot;article-journal&quot; }, &quot;uris&quot; : [ &quot;http://www.mendeley.com/documents/?uuid=42dc9d82-c7ee-4891-82c9-4d12277e0a00&quot; ] } ], &quot;mendeley&quot; : { &quot;previouslyFormattedCitation&quot; : &quot;[5]&quot; }, &quot;properties&quot; : { &quot;noteIndex&quot; : 0 }, &quot;schema&quot; : &quot;https://github.com/citation-style-language/schema/raw/master/csl-citation.json&quot; }  RNDEyQ4NTXpe5"/><text:span text:style-name="T4">[5]</text:span><text:reference-mark-end text:name="ADDIN Mendeley Citation{42dc9d82-c7ee-4891-82c9-4d12277e0a00} CSL_CITATION  { &quot;citationItems&quot; : [ { &quot;id&quot; : &quot;ITEM-1&quot;, &quot;itemData&quot; : { &quot;author&quot; : [ { &quot;family&quot; : &quot;Bod\u00e9n&quot;, &quot;given&quot; : &quot;M.&quot; } ], &quot;container-title&quot; : &quot;The DALLAS project. Report from the NUTEK-supported project AIS-8, SICS. Holst: Application of data analysis with learning systems&quot;, &quot;id&quot; : &quot;ITEM-1&quot;, &quot;issue&quot; : &quot;2&quot;, &quot;issued&quot; : { &quot;date-parts&quot; : [ [ &quot;2001&quot; ] ] }, &quot;page&quot; : &quot;1-10&quot;, &quot;publisher&quot; : &quot;Citeseer&quot;, &quot;title&quot; : &quot;A guide to recurrent neural networks and backpropagation&quot;, &quot;type&quot; : &quot;article-journal&quot; }, &quot;uris&quot; : [ &quot;http://www.mendeley.com/documents/?uuid=42dc9d82-c7ee-4891-82c9-4d12277e0a00&quot; ] } ], &quot;mendeley&quot; : { &quot;previouslyFormattedCitation&quot; : &quot;[5]&quot; }, &quot;properties&quot; : { &quot;noteIndex&quot; : 0 }, &quot;schema&quot; : &quot;https://github.com/citation-style-language/schema/raw/master/csl-citation.json&quot; }  RNDEyQ4NTXpe5"/><text:span text:style-name="T4">⁠. Both use adaptive memory as described above.</text:span></text:p>
      <text:p text:style-name="P28"><text:soft-page-break/>Having the three possible memory types ( linear, exponential, gamma ) and the two memory content classification, one can then split the memory into a taxonomy, and analyse which fits the best the sequence processing task. </text:p>
      <text:p text:style-name="P26"><text:span text:style-name="T4">The main goal for a network would be to adequately determine the function that convers the inputs x to the remapped x' inputs. Having weights on the inputs, denoted by </text:span><text:span text:style-name="T5">w</text:span><text:span text:style-name="T4">, the memory would have to try to determine w such that all the necesarry information is kept. This includes any short term or long term dependencies between data, mostly the trend of the series and possible random shock. </text:span></text:p>
      <text:p text:style-name="P26"><text:span text:style-name="T4">A good approach would be gradient descent procedure. However in time series, gradient-descent has poor scalability, and it experiences the "forgetness" problem or the vanishing gradient problem</text:span><text:reference-mark-start text:name="ADDIN Mendeley Citation{28881e23-03bb-4b89-9b27-81c86f289c01} CSL_CITATION  { &quot;citationItems&quot; : [ { &quot;id&quot; : &quot;ITEM-1&quot;, &quot;itemData&quot; : { &quot;DOI&quot; : &quot;10.1109/72.548162&quot;, &quot;abstract&quot; : &quot;It has previously been shown that gradient-descent learning algorithms for recurrent neural networks can perform poorly on tasks that involve long-term dependencies, i.e. those problems for which the desired output depends on inputs presented at times far in the past. We show that the long-term dependencies problem is lessened for a class of architectures called nonlinear autoregressive models with exogenous (NARX) recurrent neural networks, which have powerful representational capabilities. We have previously reported that gradient descent learning can be more effective in NARX networks than in recurrent neural network architectures that have \&quot;hidden states\&quot; on problems including grammatical inference and nonlinear system identification. Typically, the network converges much faster and generalizes better than other networks. The results in this paper are consistent with this phenomenon. We present some experimental results which show that NARX networks can often retain information for two to three times as long as conventional recurrent neural networks. We show that although NARX networks do not circumvent the problem of long-term dependencies, they can greatly improve performance on long-term dependency problems. We also describe in detail some of the assumptions regarding what it means to latch information robustly and suggest possible ways to loosen these assumptions.&quot;, &quot;author&quot; : [ { &quot;family&quot; : &quot;Lin&quot;, &quot;given&quot; : &quot;T&quot; }, { &quot;family&quot; : &quot;Horne&quot;, &quot;given&quot; : &quot;B G&quot; }, { &quot;family&quot; : &quot;Tino&quot;, &quot;given&quot; : &quot;P&quot; }, { &quot;family&quot; : &quot;Giles&quot;, &quot;given&quot; : &quot;C L&quot; } ], &quot;container-title&quot; : &quot;IEEE transactions on neural networks / a publication of the IEEE Neural Networks Council&quot;, &quot;id&quot; : &quot;ITEM-1&quot;, &quot;issue&quot; : &quot;6&quot;, &quot;issued&quot; : { &quot;date-parts&quot; : [ [ &quot;1996&quot;, &quot;1&quot; ] ] }, &quot;page&quot; : &quot;1329-38&quot;, &quot;title&quot; : &quot;Learning long-term dependencies in NARX recurrent neural networks.&quot;, &quot;type&quot; : &quot;article-journal&quot;, &quot;volume&quot; : &quot;7&quot; }, &quot;uris&quot; : [ &quot;http://www.mendeley.com/documents/?uuid=28881e23-03bb-4b89-9b27-81c86f289c01&quot; ] } ], &quot;mendeley&quot; : { &quot;previouslyFormattedCitation&quot; : &quot;[6]&quot; }, &quot;properties&quot; : { &quot;noteIndex&quot; : 0 }, &quot;schema&quot; : &quot;https://github.com/citation-style-language/schema/raw/master/csl-citation.json&quot; }  RNDV9UR29gBf5"/><text:span text:style-name="T4">[6]</text:span><text:reference-mark-end text:name="ADDIN Mendeley Citation{28881e23-03bb-4b89-9b27-81c86f289c01} CSL_CITATION  { &quot;citationItems&quot; : [ { &quot;id&quot; : &quot;ITEM-1&quot;, &quot;itemData&quot; : { &quot;DOI&quot; : &quot;10.1109/72.548162&quot;, &quot;abstract&quot; : &quot;It has previously been shown that gradient-descent learning algorithms for recurrent neural networks can perform poorly on tasks that involve long-term dependencies, i.e. those problems for which the desired output depends on inputs presented at times far in the past. We show that the long-term dependencies problem is lessened for a class of architectures called nonlinear autoregressive models with exogenous (NARX) recurrent neural networks, which have powerful representational capabilities. We have previously reported that gradient descent learning can be more effective in NARX networks than in recurrent neural network architectures that have \&quot;hidden states\&quot; on problems including grammatical inference and nonlinear system identification. Typically, the network converges much faster and generalizes better than other networks. The results in this paper are consistent with this phenomenon. We present some experimental results which show that NARX networks can often retain information for two to three times as long as conventional recurrent neural networks. We show that although NARX networks do not circumvent the problem of long-term dependencies, they can greatly improve performance on long-term dependency problems. We also describe in detail some of the assumptions regarding what it means to latch information robustly and suggest possible ways to loosen these assumptions.&quot;, &quot;author&quot; : [ { &quot;family&quot; : &quot;Lin&quot;, &quot;given&quot; : &quot;T&quot; }, { &quot;family&quot; : &quot;Horne&quot;, &quot;given&quot; : &quot;B G&quot; }, { &quot;family&quot; : &quot;Tino&quot;, &quot;given&quot; : &quot;P&quot; }, { &quot;family&quot; : &quot;Giles&quot;, &quot;given&quot; : &quot;C L&quot; } ], &quot;container-title&quot; : &quot;IEEE transactions on neural networks / a publication of the IEEE Neural Networks Council&quot;, &quot;id&quot; : &quot;ITEM-1&quot;, &quot;issue&quot; : &quot;6&quot;, &quot;issued&quot; : { &quot;date-parts&quot; : [ [ &quot;1996&quot;, &quot;1&quot; ] ] }, &quot;page&quot; : &quot;1329-38&quot;, &quot;title&quot; : &quot;Learning long-term dependencies in NARX recurrent neural networks.&quot;, &quot;type&quot; : &quot;article-journal&quot;, &quot;volume&quot; : &quot;7&quot; }, &quot;uris&quot; : [ &quot;http://www.mendeley.com/documents/?uuid=28881e23-03bb-4b89-9b27-81c86f289c01&quot; ] } ], &quot;mendeley&quot; : { &quot;previouslyFormattedCitation&quot; : &quot;[6]&quot; }, &quot;properties&quot; : { &quot;noteIndex&quot; : 0 }, &quot;schema&quot; : &quot;https://github.com/citation-style-language/schema/raw/master/csl-citation.json&quot; }  RNDV9UR29gBf5"/><text:span text:style-name="T4">⁠. This problem appears because expanding the Jacobian of the learning function over </text:span><text:span text:style-name="T6">t</text:span><text:span text:style-name="T4"> time steps tends towards zero when </text:span><text:span text:style-name="T6">t</text:span><text:span text:style-name="T4"> tends towards the beginning of the series. This means that the gradient descent learning procedure will value more the inputs closer to the current time rather than the old ones. In conclusion, the algorithm cannot discover and predict the so called long-term dependencies, different pattern in data inputs that appear after a long time. </text:span></text:p>
      <text:p text:style-name="P28">This projects aims to provide a solution to the problem of time series forecasting using a nonlinear model with neural networks that can detect long term dependencies. The purpose is also to experiment using generated data but also with real data, and determine which type of system is best suited for a specific time series prediction application. </text:p>
      <text:p text:style-name="P28">Next section presents the NARX model, which starts from the gradient descent problem, with a nonlinear memory and tries to discover long-term dependencies in input data.</text:p>
      <text:p text:style-name="P28"/>
      <text:h text:style-name="P52" text:outline-level="1"/>
      <text:h text:style-name="Heading_20_1" text:outline-level="1"/>
      <text:h text:style-name="P53" text:outline-level="1">3. The NARX model</text:h>
      <text:p text:style-name="P37"/>
      <text:h text:style-name="P55" text:outline-level="2">3.1. Theoretical NARX and neural networks</text:h>
      <text:p text:style-name="Text_20_body"/>
      <text:p text:style-name="P15"><text:span text:style-name="T4">Nonlinear AutoRegressive with eXogenous inputs</text:span><text:reference-mark-start text:name="ADDIN Mendeley Citation{e39448c6-b90a-4588-9a8c-e097e6f80d77} CSL_CITATION  { &quot;citationItems&quot; : [ { &quot;id&quot; : &quot;ITEM-1&quot;, &quot;itemData&quot; : { &quot;DOI&quot; : &quot;10.1109/3477.558801&quot;, &quot;abstract&quot; : &quot;Recently, fully connected recurrent neural networks have been proven to be computationally rich-at least as powerful as Turing machines. This work focuses on another network which is popular in control applications and has been found to be very effective at learning a variety of problems. These networks are based upon Nonlinear AutoRegressive models with eXogenous Inputs (NARX models), and are therefore called NARX networks. As opposed to other recurrent networks, NARX networks have a limited feedback which comes only from the output neuron rather than from hidden states. They are formalized by y(t)=Psi(u(t-n(u)), ..., u(t-1), u(t), y(t-n(y)), ..., y(t-1)) where u(t) and y(t) represent input and output of the network at time t, n(u) and n(y) are the input and output order, and the function Psi is the mapping performed by a Multilayer Perceptron. We constructively prove that the NARX networks with a finite number of parameters are computationally as strong as fully connected recurrent networks and thus Turing machines. We conclude that in theory one can use the NARX models, rather than conventional recurrent networks without any computational loss even though their feedback is limited. Furthermore, these results raise the issue of what amount of feedback or recurrence is necessary for any network to be Turing equivalent and what restrictions on feedback limit computational power.&quot;, &quot;author&quot; : [ { &quot;family&quot; : &quot;Siegelmann&quot;, &quot;given&quot; : &quot;H T&quot; }, { &quot;family&quot; : &quot;Horne&quot;, &quot;given&quot; : &quot;B G&quot; }, { &quot;family&quot; : &quot;Giles&quot;, &quot;given&quot; : &quot;C L&quot; } ], &quot;container-title&quot; : &quot;IEEE transactions on systems, man, and cybernetics. Part B, Cybernetics : a publication of the IEEE Systems, Man, and Cybernetics Society&quot;, &quot;id&quot; : &quot;ITEM-1&quot;, &quot;issue&quot; : &quot;2&quot;, &quot;issued&quot; : { &quot;date-parts&quot; : [ [ &quot;1997&quot;, &quot;1&quot; ] ] }, &quot;page&quot; : &quot;208-15&quot;, &quot;title&quot; : &quot;Computational capabilities of recurrent NARX neural networks.&quot;, &quot;type&quot; : &quot;article-journal&quot;, &quot;volume&quot; : &quot;27&quot; }, &quot;uris&quot; : [ &quot;http://www.mendeley.com/documents/?uuid=e39448c6-b90a-4588-9a8c-e097e6f80d77&quot; ] } ], &quot;mendeley&quot; : { &quot;previouslyFormattedCitation&quot; : &quot;[7]&quot; }, &quot;properties&quot; : { &quot;noteIndex&quot; : 0 }, &quot;schema&quot; : &quot;https://github.com/citation-style-language/schema/raw/master/csl-citation.json&quot; }  RNDN0YFfsLbeF"/><text:span text:style-name="T4">[7]</text:span><text:reference-mark-end text:name="ADDIN Mendeley Citation{e39448c6-b90a-4588-9a8c-e097e6f80d77} CSL_CITATION  { &quot;citationItems&quot; : [ { &quot;id&quot; : &quot;ITEM-1&quot;, &quot;itemData&quot; : { &quot;DOI&quot; : &quot;10.1109/3477.558801&quot;, &quot;abstract&quot; : &quot;Recently, fully connected recurrent neural networks have been proven to be computationally rich-at least as powerful as Turing machines. This work focuses on another network which is popular in control applications and has been found to be very effective at learning a variety of problems. These networks are based upon Nonlinear AutoRegressive models with eXogenous Inputs (NARX models), and are therefore called NARX networks. As opposed to other recurrent networks, NARX networks have a limited feedback which comes only from the output neuron rather than from hidden states. They are formalized by y(t)=Psi(u(t-n(u)), ..., u(t-1), u(t), y(t-n(y)), ..., y(t-1)) where u(t) and y(t) represent input and output of the network at time t, n(u) and n(y) are the input and output order, and the function Psi is the mapping performed by a Multilayer Perceptron. We constructively prove that the NARX networks with a finite number of parameters are computationally as strong as fully connected recurrent networks and thus Turing machines. We conclude that in theory one can use the NARX models, rather than conventional recurrent networks without any computational loss even though their feedback is limited. Furthermore, these results raise the issue of what amount of feedback or recurrence is necessary for any network to be Turing equivalent and what restrictions on feedback limit computational power.&quot;, &quot;author&quot; : [ { &quot;family&quot; : &quot;Siegelmann&quot;, &quot;given&quot; : &quot;H T&quot; }, { &quot;family&quot; : &quot;Horne&quot;, &quot;given&quot; : &quot;B G&quot; }, { &quot;family&quot; : &quot;Giles&quot;, &quot;given&quot; : &quot;C L&quot; } ], &quot;container-title&quot; : &quot;IEEE transactions on systems, man, and cybernetics. Part B, Cybernetics : a publication of the IEEE Systems, Man, and Cybernetics Society&quot;, &quot;id&quot; : &quot;ITEM-1&quot;, &quot;issue&quot; : &quot;2&quot;, &quot;issued&quot; : { &quot;date-parts&quot; : [ [ &quot;1997&quot;, &quot;1&quot; ] ] }, &quot;page&quot; : &quot;208-15&quot;, &quot;title&quot; : &quot;Computational capabilities of recurrent NARX neural networks.&quot;, &quot;type&quot; : &quot;article-journal&quot;, &quot;volume&quot; : &quot;27&quot; }, &quot;uris&quot; : [ &quot;http://www.mendeley.com/documents/?uuid=e39448c6-b90a-4588-9a8c-e097e6f80d77&quot; ] } ], &quot;mendeley&quot; : { &quot;previouslyFormattedCitation&quot; : &quot;[7]&quot; }, &quot;properties&quot; : { &quot;noteIndex&quot; : 0 }, &quot;schema&quot; : &quot;https://github.com/citation-style-language/schema/raw/master/csl-citation.json&quot; }  RNDN0YFfsLbeF"/><text:span text:style-name="T4">⁠ model is a type of recurrent neural network defined by the following:</text:span></text:p>
      <text:p text:style-name="P18"><text:span text:style-name="T4">y(t) = f ( x</text:span><text:span text:style-name="T8">i</text:span><text:span text:style-name="T4">(t) , ... , x</text:span><text:span text:style-name="T8">i</text:span><text:span text:style-name="T4">(t – a), <text:s/>y(t – 1) , ..., y(t – b ), d(t – 1), ... , d(t – b) );</text:span></text:p>
      <text:p text:style-name="P15"><text:span text:style-name="T4">where </text:span><text:span text:style-name="T5">d</text:span><text:span text:style-name="T4"> are the targets for the time series that we want to predict, <text:s/></text:span><text:span text:style-name="T5">y</text:span><text:span text:style-name="T4"> are the past predicted values by the model, <text:s/></text:span><text:span text:style-name="T5">a, b</text:span><text:span text:style-name="T4"> are the input and output order, </text:span><text:span text:style-name="T5">x</text:span><text:span text:style-name="T4"> are the exogenous variables and </text:span><text:span text:style-name="T5">f </text:span><text:span text:style-name="T4">is a nonlinear function. </text:span></text:p>
      <text:p text:style-name="P16">The model purpose is to predict the next value of the time series taking into account other time series that influence our own, but also past values of the series or past predictions.</text:p>
      <text:p text:style-name="P15"><text:span text:style-name="T4">In the model we can observe the exogenous variables: variables that influence the value of our time series, the one we want to predict. The input order gives the number of past exogenous variables that are fed into the system. We can also note that the exogenous variables have an arbitrary number ( can be none, one, or more ). In general, the exogenous variables are time series as well. We can use the exogenous variables values starting from current time </text:span><text:span text:style-name="T5">t</text:span><text:span text:style-name="T4"> until </text:span><text:span text:style-name="T5">t – a</text:span><text:span text:style-name="T4">, where a is the input order. The input variables among with their order are called the </text:span><text:span text:style-name="T5">input regressor</text:span><text:span text:style-name="T4">.</text:span></text:p>
      <text:p text:style-name="P15"><text:span text:style-name="T4">The </text:span><text:span text:style-name="T5">y</text:span><text:span text:style-name="T4"> are the past predicted values. Because we want to predict the value at the current time </text:span><text:span text:style-name="T5">t</text:span><text:span text:style-name="T4">, we can use values starting from </text:span><text:span text:style-name="T5">t – 1</text:span><text:span text:style-name="T4"> to </text:span><text:span text:style-name="T5">t – b</text:span><text:span text:style-name="T4">, where </text:span><text:span text:style-name="T5">b</text:span><text:span text:style-name="T4"> is the output order – the number of past predictions fed into the model. These output values among with their order are called the </text:span><text:span text:style-name="T5">output regressor</text:span><text:span text:style-name="T4">.</text:span></text:p>
      <text:p text:style-name="P15"><text:span text:style-name="T4">The targets </text:span><text:span text:style-name="T5">d</text:span><text:span text:style-name="T4"> represent the real values of the time series that we want to predict, which are also fed into the system. The same order as for past predicted values is used. However </text:span><text:span text:style-name="T5">b</text:span><text:span text:style-name="T4"> must be at least 1 : at least one value must be at input so the system must know what is the current series value so the prediction can be computed. </text:span></text:p>
      <text:p text:style-name="P15"><text:span text:style-name="T4">The first system parameter is the actual order of inputs ( exogenous ) </text:span><text:span text:style-name="T5">p</text:span><text:span text:style-name="T4">, which is in interval [0, </text:span><text:span text:style-name="T5">a</text:span><text:span text:style-name="T4">]. This means that the NARX can fall back to a prediction system without exogenous inputs if needed, in which case </text:span><text:span text:style-name="T5">p</text:span><text:span text:style-name="T4"> is 0. Another parameter is the actual order of delayed outputs or delayed targets. This number, </text:span><text:span text:style-name="T5">q</text:span><text:span text:style-name="T4">, is in interval [1, </text:span><text:span text:style-name="T5">b</text:span><text:span text:style-name="T4">], as previously stated must be at least 1. The parameter i represents the number of exogenous variables taken into account. In this way, x</text:span><text:span text:style-name="T8">i</text:span><text:span text:style-name="T4">[</text:span><text:span text:style-name="T5">t</text:span><text:span text:style-name="T4">] actually represents a vector of exogenous variables at the time </text:span><text:span text:style-name="T5">t</text:span><text:span text:style-name="T4">. </text:span></text:p>
      <text:p text:style-name="P16">The system parameters can be resumed in the following:</text:p>
      <text:p text:style-name="P15"><text:span text:style-name="T4">Inputs (exogenous) : </text:span><text:span text:style-name="T4"><draw:frame draw:style-name="fr1" draw:name="Object6" text:anchor-type="as-char" svg:width="1.914cm" svg:height="0.467cm" draw:z-index="38"><draw:object xlink:href="./Object 6" xlink:type="simple" xlink:show="embed" xlink:actuate="onLoad"/><draw:image xlink:href="./ObjectReplacements/Object 6" xlink:type="simple" xlink:show="embed" xlink:actuate="onLoad"/></draw:frame></text:span><text:span text:style-name="T5">M</text:span><text:span text:style-name="T4"> is the maximum number of exogenous variables.</text:span></text:p>
      <text:p text:style-name="P15"><text:span text:style-name="T4">Input delays order : </text:span><text:span text:style-name="T4"><draw:frame draw:style-name="fr1" draw:name="Object7" text:anchor-type="as-char" svg:width="1.856cm" svg:height="0.467cm" draw:z-index="39"><draw:object xlink:href="./Object 7" xlink:type="simple" xlink:show="embed" xlink:actuate="onLoad"/><draw:image xlink:href="./ObjectReplacements/Object 7" xlink:type="simple" xlink:show="embed" xlink:actuate="onLoad"/></draw:frame></text:span></text:p>
      <text:p text:style-name="P15"><text:span text:style-name="T4">Output delays order: </text:span><text:span text:style-name="T4"><draw:frame draw:style-name="fr1" draw:name="Object8" text:anchor-type="as-char" svg:width="1.773cm" svg:height="0.467cm" draw:z-index="40"><draw:object xlink:href="./Object 8" xlink:type="simple" xlink:show="embed" xlink:actuate="onLoad"/><draw:image xlink:href="./ObjectReplacements/Object 8" xlink:type="simple" xlink:show="embed" xlink:actuate="onLoad"/></draw:frame></text:span></text:p>
      <text:p text:style-name="P16"><text:soft-page-break/>Varying the system parameters can result into different types of architecture, with or without exogenous inputs, with or without delayed outputs ( feedback ), etc., resulting into simpler models for specific purposes.</text:p>
      <text:p text:style-name="P15"><text:span text:style-name="T4">With the above notations, the output of the network for the time </text:span><text:span text:style-name="T5">t</text:span><text:span text:style-name="T4">, the prediction, is </text:span><text:span text:style-name="T5">y(t)</text:span><text:span text:style-name="T4">, and because we have the target </text:span><text:span text:style-name="T5">d(t)</text:span><text:span text:style-name="T4"> we can compute the error </text:span><text:span text:style-name="T5">e(t)</text:span><text:span text:style-name="T4"> as </text:span><text:span text:style-name="T5">d(t) – y(t)</text:span><text:span text:style-name="T4">.</text:span></text:p>
      <text:p text:style-name="P16">In Figure 3, one can observe the complete architecture.</text:p>
      <text:p text:style-name="P16"><draw:line text:anchor-type="paragraph" draw:z-index="50" draw:style-name="gr10" draw:text-style-name="P57" svg:x1="7.971cm" svg:y1="1.598cm" svg:x2="7.971cm" svg:y2="0.469cm"><text:p/></draw:line><draw:frame text:anchor-type="paragraph" draw:z-index="51" draw:style-name="gr12" svg:width="1.019cm" svg:height="0.754cm" svg:x="8.438cm" svg:y="-0.182cm"><draw:text-box><text:p>y(t)</text:p></draw:text-box></draw:frame></text:p>
      <text:p text:style-name="P16"><draw:line text:anchor-type="paragraph" draw:z-index="52" draw:style-name="gr13" draw:text-style-name="P57" svg:x1="7.971cm" svg:y1="0.37cm" svg:x2="16.457cm" svg:y2="0.37cm"><text:p/></draw:line><draw:line text:anchor-type="paragraph" draw:z-index="53" draw:style-name="gr13" draw:text-style-name="P57" svg:x1="16.457cm" svg:y1="0.37cm" svg:x2="16.457cm" svg:y2="3.374cm"><text:p/></draw:line></text:p>
      <text:p text:style-name="P16"><draw:rect text:anchor-type="paragraph" draw:z-index="48" draw:style-name="gr2" draw:text-style-name="P57" svg:width="14.309cm" svg:height="0.632cm" svg:x="0.968cm" svg:y="0.201cm"><text:p/></draw:rect><draw:frame text:anchor-type="paragraph" draw:z-index="49" draw:style-name="gr11" draw:text-style-name="P58" svg:width="1.059cm" svg:height="0.532cm" svg:x="7.992cm" svg:y="0.302cm"><draw:text-box><text:p><text:span text:style-name="T3">f</text:span></text:p></draw:text-box></draw:frame></text:p>
      <text:p text:style-name="P16"><draw:line text:anchor-type="paragraph" draw:z-index="35" draw:style-name="gr10" draw:text-style-name="P57" svg:x1="4.369cm" svg:y1="1.274cm" svg:x2="4.369cm" svg:y2="0.145cm"><text:p/></draw:line><draw:line text:anchor-type="paragraph" draw:z-index="36" draw:style-name="gr10" draw:text-style-name="P57" svg:x1="1.969cm" svg:y1="1.274cm" svg:x2="1.969cm" svg:y2="0.145cm"><text:p/></draw:line><draw:line text:anchor-type="paragraph" draw:z-index="42" draw:style-name="gr10" draw:text-style-name="P57" svg:x1="6.671cm" svg:y1="1.274cm" svg:x2="6.671cm" svg:y2="0.145cm"><text:p/></draw:line><draw:line text:anchor-type="paragraph" draw:z-index="43" draw:style-name="gr10" draw:text-style-name="P57" svg:x1="9.051cm" svg:y1="1.274cm" svg:x2="9.051cm" svg:y2="0.145cm"><text:p/></draw:line><draw:line text:anchor-type="paragraph" draw:z-index="46" draw:style-name="gr10" draw:text-style-name="P57" svg:x1="11.658cm" svg:y1="1.261cm" svg:x2="11.658cm" svg:y2="0.132cm"><text:p/></draw:line><draw:line text:anchor-type="paragraph" draw:z-index="47" draw:style-name="gr10" draw:text-style-name="P57" svg:x1="14.037cm" svg:y1="1.261cm" svg:x2="14.037cm" svg:y2="0.132cm"><text:p/></draw:line><draw:frame text:anchor-type="paragraph" draw:z-index="57" draw:style-name="gr15" svg:width="1.079cm" svg:height="0.625cm" svg:x="3.291cm" svg:y="0.483cm"><draw:text-box><text:p>x<text:span text:style-name="T12">i</text:span>(t-a)</text:p></draw:text-box></draw:frame><draw:frame text:anchor-type="paragraph" draw:z-index="59" draw:style-name="gr15" svg:width="1.101cm" svg:height="0.571cm" svg:x="7.867cm" svg:y="0.478cm"><draw:text-box><text:p><text:span text:style-name="T4">d</text:span>(t-b)</text:p></draw:text-box></draw:frame><draw:frame text:anchor-type="paragraph" draw:z-index="61" draw:style-name="gr16" svg:width="1.243cm" svg:height="0.662cm" svg:x="12.691cm" svg:y="0.48cm"><draw:text-box><text:p><text:span text:style-name="T4">y</text:span><text:span text:style-name="T12">i</text:span>(t-b)</text:p></draw:text-box></draw:frame></text:p>
      <text:p text:style-name="P16"><draw:frame text:anchor-type="paragraph" draw:z-index="56" draw:style-name="gr15" svg:width="0.673cm" svg:height="0.625cm" svg:x="0.887cm" svg:y="-0.201cm"><draw:text-box><text:p>x<text:span text:style-name="T12">i</text:span>(t)</text:p></draw:text-box></draw:frame><draw:frame text:anchor-type="paragraph" draw:z-index="58" draw:style-name="gr15" svg:width="0.673cm" svg:height="0.571cm" svg:x="5.833cm" svg:y="-0.206cm"><draw:text-box><text:p><text:span text:style-name="T4">d</text:span>(t)</text:p></draw:text-box></draw:frame><draw:frame text:anchor-type="paragraph" draw:z-index="60" draw:style-name="gr15" svg:width="0.673cm" svg:height="0.625cm" svg:x="10.677cm" svg:y="-0.159cm"><draw:text-box><text:p><text:span text:style-name="T4">y</text:span><text:span text:style-name="T12">i</text:span>(t)</text:p></draw:text-box></draw:frame></text:p>
      <text:p text:style-name="P16"><draw:rect text:anchor-type="paragraph" draw:z-index="33" draw:style-name="gr2" draw:text-style-name="P57" svg:width="3.97cm" svg:height="1.253cm" svg:x="1.355cm" svg:y="-0.123cm"><text:p/></draw:rect><draw:frame text:anchor-type="paragraph" draw:z-index="34" draw:style-name="gr9" svg:width="3.359cm" svg:height="1.061cm" svg:x="1.762cm" svg:y="-0.123cm"><draw:text-box><text:p>Delayed inputs (exogenous)</text:p></draw:text-box></draw:frame><draw:rect text:anchor-type="paragraph" draw:z-index="37" draw:style-name="gr2" draw:text-style-name="P57" svg:width="3.97cm" svg:height="1.253cm" svg:x="5.934cm" svg:y="-0.123cm"><text:p/></draw:rect><draw:frame text:anchor-type="paragraph" draw:z-index="41" draw:style-name="gr9" svg:width="3.359cm" svg:height="0.532cm" svg:x="6.361cm" svg:y="0.162cm"><draw:text-box><text:p>Delayed targets </text:p></draw:text-box></draw:frame><draw:rect text:anchor-type="paragraph" draw:z-index="44" draw:style-name="gr2" draw:text-style-name="P57" svg:width="3.97cm" svg:height="1.253cm" svg:x="10.899cm" svg:y="-0.136cm"><text:p/></draw:rect><draw:frame text:anchor-type="paragraph" draw:z-index="45" draw:style-name="gr9" svg:width="3.359cm" svg:height="0.532cm" svg:x="11.388cm" svg:y="0.157cm"><draw:text-box><text:p>Delayed outputs</text:p></draw:text-box></draw:frame></text:p>
      <text:p text:style-name="P16"><draw:line text:anchor-type="paragraph" draw:z-index="54" draw:style-name="gr13" draw:text-style-name="P57" svg:x1="14.868cm" svg:y1="-0.118cm" svg:x2="16.461cm" svg:y2="-0.118cm"><text:p/></draw:line><draw:frame text:anchor-type="paragraph" draw:z-index="55" draw:style-name="gr14" svg:width="2.015cm" svg:height="0.541cm" svg:x="15.277cm" svg:y="0.155cm"><draw:text-box><text:p>Feedback</text:p></draw:text-box></draw:frame></text:p>
      <text:p text:style-name="P16"/>
      <text:p text:style-name="P16"/>
      <text:p text:style-name="P20">Figure 3. <text:s/>NARX model</text:p>
      <text:p text:style-name="P20"/>
      <text:p text:style-name="P16">NARX model can then be applied on a neural network, based on feed-forward networks like MLP ( multi-layer perceptron ) and BPTT ( backpropagation through time ).</text:p>
      <text:p text:style-name="P16">In Figure 4, the NARX model using neural networks is presented.</text:p>
      <text:p text:style-name="P16"/>
      <text:p text:style-name="P16"><draw:rect text:anchor-type="paragraph" draw:z-index="62" draw:style-name="gr2" draw:text-style-name="P57" svg:width="2.728cm" svg:height="1.391cm" svg:x="1.416cm" svg:y="0.18cm"><text:p/></draw:rect><draw:frame text:anchor-type="paragraph" draw:z-index="86" draw:style-name="gr19" svg:width="2.26cm" svg:height="1.161cm" svg:x="6.87cm" svg:y="0.203cm"><draw:text-box><text:p><text:span text:style-name="T4">w</text:span><text:span text:style-name="T12">j0</text:span><text:span text:style-name="T13">h</text:span><text:span text:style-name="T4"> - <text:s/>biases </text:span></text:p></draw:text-box></draw:frame><draw:frame text:anchor-type="paragraph" draw:z-index="88" draw:style-name="gr19" svg:width="2.26cm" svg:height="1.161cm" svg:x="10.94cm" svg:y="0.407cm"><draw:text-box><text:p><text:span text:style-name="T4">w</text:span><text:span text:style-name="T12">0</text:span><text:span text:style-name="T13">o</text:span><text:span text:style-name="T4"> - <text:s/>bias</text:span></text:p></draw:text-box></draw:frame></text:p>
      <text:p text:style-name="P16"><draw:frame text:anchor-type="paragraph" draw:z-index="63" draw:style-name="gr17" svg:width="2.504cm" svg:height="1.01cm" svg:x="1.538cm" svg:y="-0.138cm"><draw:text-box><text:p>Input regressor</text:p></draw:text-box></draw:frame><draw:line text:anchor-type="paragraph" draw:z-index="66" draw:style-name="gr10" draw:text-style-name="P57" svg:x1="4.143cm" svg:y1="0.125cm" svg:x2="6.117cm" svg:y2="2.339cm"><text:p/></draw:line><draw:frame text:anchor-type="paragraph" draw:z-index="81" draw:style-name="gr19" svg:width="1.609cm" svg:height="1.161cm" svg:x="4.856cm" svg:y="0.337cm"><draw:text-box><text:p>w<text:span text:style-name="T12">jip</text:span><text:span text:style-name="T13">hx</text:span></text:p></draw:text-box></draw:frame></text:p>
      <text:p text:style-name="P16"><draw:line text:anchor-type="paragraph" draw:z-index="85" draw:style-name="gr10" draw:text-style-name="P57" svg:x1="7.564cm" svg:y1="-0.206cm" svg:x2="7.564cm" svg:y2="0.888cm"><text:p/></draw:line><draw:line text:anchor-type="paragraph" draw:z-index="87" draw:style-name="gr10" draw:text-style-name="P57" svg:x1="11.837cm" svg:y1="-0.173cm" svg:x2="11.837cm" svg:y2="0.921cm"><text:p/></draw:line></text:p>
      <text:p text:style-name="P16"><draw:ellipse text:anchor-type="paragraph" draw:z-index="68" draw:style-name="gr2" draw:text-style-name="P57" svg:width="2.828cm" svg:height="2.525cm" svg:x="6.098cm" svg:y="0.189cm"><text:p/></draw:ellipse><draw:ellipse text:anchor-type="paragraph" draw:z-index="70" draw:style-name="gr2" draw:text-style-name="P57" svg:width="2.828cm" svg:height="2.525cm" svg:x="10.393cm" svg:y="0.222cm"><text:p/></draw:ellipse><draw:frame text:anchor-type="paragraph" draw:z-index="77" draw:style-name="gr12" svg:width="1.019cm" svg:height="0.754cm" svg:x="14.076cm" svg:y="0.34cm"><draw:text-box><text:p>y(t)</text:p></draw:text-box></draw:frame><draw:frame text:anchor-type="paragraph" draw:z-index="82" draw:style-name="gr19" svg:width="1.609cm" svg:height="1.161cm" svg:x="4.489cm" svg:y="0.413cm"><draw:text-box><text:p>w<text:span text:style-name="T12">jq</text:span><text:span text:style-name="T13">hd</text:span></text:p></draw:text-box></draw:frame><draw:frame text:anchor-type="paragraph" draw:z-index="84" draw:style-name="gr20" svg:width="0.939cm" svg:height="0.895cm" svg:x="9.271cm" svg:y="0.372cm"><draw:text-box><text:p>w<text:span text:style-name="T12">j</text:span><text:span text:style-name="T13">oh</text:span></text:p></draw:text-box></draw:frame></text:p>
      <text:p text:style-name="P16"><draw:frame text:anchor-type="paragraph" draw:z-index="69" draw:style-name="gr18" svg:width="1.955cm" svg:height="1.061cm" svg:x="6.87cm" svg:y="0.212cm"><draw:text-box><text:p>Hidden Units</text:p></draw:text-box></draw:frame><draw:frame text:anchor-type="paragraph" draw:z-index="71" draw:style-name="gr18" svg:width="1.955cm" svg:height="1.017cm" svg:x="10.88cm" svg:y="0.416cm"><draw:text-box><text:p>Output Unit</text:p></draw:text-box></draw:frame><draw:rect text:anchor-type="paragraph" draw:z-index="78" draw:style-name="gr2" draw:text-style-name="P57" svg:width="2.728cm" svg:height="1.262cm" svg:x="1.416cm" svg:y="-0.132cm"><text:p/></draw:rect><draw:frame text:anchor-type="paragraph" draw:z-index="79" draw:style-name="gr17" svg:width="2.504cm" svg:height="1.01cm" svg:x="1.416cm" svg:y="-0.019cm"><draw:text-box><text:p>Delayed targets</text:p></draw:text-box></draw:frame></text:p>
      <text:p text:style-name="P16"><draw:line text:anchor-type="paragraph" draw:z-index="72" draw:style-name="gr10" draw:text-style-name="P57" svg:x1="9.008cm" svg:y1="0.005cm" svg:x2="10.412cm" svg:y2="0.005cm"><text:p/></draw:line><draw:line text:anchor-type="paragraph" draw:z-index="73" draw:style-name="gr10" draw:text-style-name="P57" svg:x1="13.22cm" svg:y1="0.032cm" svg:x2="15.196cm" svg:y2="0.037cm"><text:p/></draw:line><draw:line text:anchor-type="paragraph" draw:z-index="74" draw:style-name="gr13" draw:text-style-name="P57" svg:x1="13.933cm" svg:y1="0.037cm" svg:x2="13.933cm" svg:y2="2.866cm"><text:p/></draw:line><draw:line text:anchor-type="paragraph" draw:z-index="80" draw:style-name="gr10" draw:text-style-name="P57" svg:x1="4.143cm" svg:y1="-0.185cm" svg:x2="6.097cm" svg:y2="-0.063cm"><text:p/></draw:line><draw:line text:anchor-type="paragraph" draw:z-index="67" draw:style-name="gr10" draw:text-style-name="P57" svg:x1="4.143cm" svg:y1="1.89cm" svg:x2="6.097cm" svg:y2="0.302cm"><text:p/></draw:line></text:p>
      <text:p text:style-name="P16"/>
      <text:p text:style-name="P16"><draw:frame text:anchor-type="paragraph" draw:z-index="65" draw:style-name="gr17" svg:width="2.504cm" svg:height="1.061cm" svg:x="1.864cm" svg:y="-0.081cm"><draw:text-box><text:p>Output regressor</text:p></draw:text-box></draw:frame><draw:rect text:anchor-type="paragraph" draw:z-index="64" draw:style-name="gr2" draw:text-style-name="P57" svg:width="2.728cm" svg:height="1.262cm" svg:x="1.416cm" svg:y="-0.199cm"><text:p/></draw:rect><draw:frame text:anchor-type="paragraph" draw:z-index="83" draw:style-name="gr19" svg:width="1.609cm" svg:height="1.161cm" svg:x="4.897cm" svg:y="-0.049cm"><draw:text-box><text:p>w<text:span text:style-name="T12">jq</text:span><text:span text:style-name="T13">hy</text:span></text:p></draw:text-box></draw:frame></text:p>
      <text:p text:style-name="P16"><draw:line text:anchor-type="paragraph" draw:z-index="76" draw:style-name="gr10" draw:text-style-name="P57" svg:x1="2.678cm" svg:y1="0.77cm" svg:x2="2.678cm" svg:y2="0.363cm"><text:p/></draw:line></text:p>
      <text:p text:style-name="P16"><draw:line text:anchor-type="paragraph" draw:z-index="75" draw:style-name="gr13" draw:text-style-name="P57" svg:x1="13.933cm" svg:y1="0.072cm" svg:x2="2.678cm" svg:y2="0.072cm"><text:p/></draw:line></text:p>
      <text:p text:style-name="P16"/>
      <text:p text:style-name="P36">Figure 4. NARX with neural network architecture.</text:p>
      <text:p text:style-name="P36"/>
      <text:p text:style-name="P33"><text:span text:style-name="T4">The neural network holds for the nonlinear function </text:span><text:span text:style-name="T5">f</text:span><text:span text:style-name="T4">, modelated this way</text:span><text:reference-mark-start text:name="ADDIN Mendeley Citation{40692fc7-5139-4929-beba-75ba71b19c5b} CSL_CITATION  { &quot;citationItems&quot; : [ { &quot;id&quot; : &quot;ITEM-1&quot;, &quot;itemData&quot; : { &quot;DOI&quot; : &quot;10.1016/j.neucom.2008.01.030&quot;, &quot;author&quot; : [ { &quot;family&quot; : &quot;Menezesjr&quot;, &quot;given&quot; : &quot;J&quot; }, { &quot;family&quot; : &quot;Barreto&quot;, &quot;given&quot; : &quot;G&quot; } ], &quot;container-title&quot; : &quot;Neurocomputing&quot;, &quot;id&quot; : &quot;ITEM-1&quot;, &quot;issue&quot; : &quot;16-18&quot;, &quot;issued&quot; : { &quot;date-parts&quot; : [ [ &quot;2008&quot;, &quot;10&quot; ] ] }, &quot;page&quot; : &quot;3335-3343&quot;, &quot;title&quot; : &quot;Long-term time series prediction with the NARX network: An empirical evaluation&quot;, &quot;type&quot; : &quot;article-journal&quot;, &quot;volume&quot; : &quot;71&quot; }, &quot;uris&quot; : [ &quot;http://www.mendeley.com/documents/?uuid=40692fc7-5139-4929-beba-75ba71b19c5b&quot; ] } ], &quot;mendeley&quot; : { &quot;previouslyFormattedCitation&quot; : &quot;[8]&quot; }, &quot;properties&quot; : { &quot;noteIndex&quot; : 0 }, &quot;schema&quot; : &quot;https://github.com/citation-style-language/schema/raw/master/csl-citation.json&quot; }  RNDBkwLRnnCH1"/><text:span text:style-name="T4">[8]</text:span><text:reference-mark-end text:name="ADDIN Mendeley Citation{40692fc7-5139-4929-beba-75ba71b19c5b} CSL_CITATION  { &quot;citationItems&quot; : [ { &quot;id&quot; : &quot;ITEM-1&quot;, &quot;itemData&quot; : { &quot;DOI&quot; : &quot;10.1016/j.neucom.2008.01.030&quot;, &quot;author&quot; : [ { &quot;family&quot; : &quot;Menezesjr&quot;, &quot;given&quot; : &quot;J&quot; }, { &quot;family&quot; : &quot;Barreto&quot;, &quot;given&quot; : &quot;G&quot; } ], &quot;container-title&quot; : &quot;Neurocomputing&quot;, &quot;id&quot; : &quot;ITEM-1&quot;, &quot;issue&quot; : &quot;16-18&quot;, &quot;issued&quot; : { &quot;date-parts&quot; : [ [ &quot;2008&quot;, &quot;10&quot; ] ] }, &quot;page&quot; : &quot;3335-3343&quot;, &quot;title&quot; : &quot;Long-term time series prediction with the NARX network: An empirical evaluation&quot;, &quot;type&quot; : &quot;article-journal&quot;, &quot;volume&quot; : &quot;71&quot; }, &quot;uris&quot; : [ &quot;http://www.mendeley.com/documents/?uuid=40692fc7-5139-4929-beba-75ba71b19c5b&quot; ] } ], &quot;mendeley&quot; : { &quot;previouslyFormattedCitation&quot; : &quot;[8]&quot; }, &quot;properties&quot; : { &quot;noteIndex&quot; : 0 }, &quot;schema&quot; : &quot;https://github.com/citation-style-language/schema/raw/master/csl-citation.json&quot; }  RNDBkwLRnnCH1"/><text:span text:style-name="T4">⁠. The learning algorithm for the neural network can be gradient descent, with the addition from BPTT for the feedback into the output regressor.</text:span></text:p>
      <text:p text:style-name="P30"><text:soft-page-break/><text:span text:style-name="T4">The neural network adds new parameters to the architecture: </text:span><text:span text:style-name="T5">j</text:span><text:span text:style-name="T4"> the number of hidden units, which belongs to the interval </text:span><text:span text:style-name="T5">[1, H],</text:span><text:span text:style-name="T4"> </text:span><text:span text:style-name="T5">H</text:span><text:span text:style-name="T4"> being the maximum number of hidden units. Because we have a single output, there is a single output unit.</text:span></text:p>
      <text:p text:style-name="P31">We denote the neural network weights in the following way:</text:p>
      <text:p text:style-name="P32"><text:span text:style-name="T7">w</text:span><text:span text:style-name="T8">j</text:span><text:span text:style-name="T8">ip</text:span><text:span text:style-name="T1">hx</text:span><text:span text:style-name="T4"> – the weights for the exogenous inputs </text:span><text:span text:style-name="T5">x</text:span><text:span text:style-name="T4">, connecting the </text:span><text:span text:style-name="T5">j</text:span><text:span text:style-name="T4"> hidden unit (</text:span><text:span text:style-name="T5">h</text:span><text:span text:style-name="T4">) with the </text:span><text:span text:style-name="T5">p</text:span><text:span text:style-name="T4"> input delay for the </text:span><text:span text:style-name="T5">i</text:span><text:span text:style-name="T1">th</text:span><text:span text:style-name="T4"> exogenous variable. </text:span></text:p>
      <text:p text:style-name="P32"><text:span text:style-name="T7">w</text:span><text:span text:style-name="T8">jq</text:span><text:span text:style-name="T1">hd </text:span><text:span text:style-name="T4"><text:s/>– <text:s/>the weights for the targets </text:span><text:span text:style-name="T5">d</text:span><text:span text:style-name="T4">, connecting the </text:span><text:span text:style-name="T5">j</text:span><text:span text:style-name="T4"> hidden unit (</text:span><text:span text:style-name="T5">h</text:span><text:span text:style-name="T4">) with the </text:span><text:span text:style-name="T5">q</text:span><text:span text:style-name="T1">th</text:span><text:span text:style-name="T4"> delayed target.</text:span></text:p>
      <text:p text:style-name="P32"><text:span text:style-name="T7">w</text:span><text:span text:style-name="T8">jq</text:span><text:span text:style-name="T1">hy</text:span><text:span text:style-name="T4"> – <text:s/>the weights for the feedback outputs </text:span><text:span text:style-name="T5">y</text:span><text:span text:style-name="T4">, connecting the </text:span><text:span text:style-name="T5">j</text:span><text:span text:style-name="T4"> hidden unit (</text:span><text:span text:style-name="T5">h</text:span><text:span text:style-name="T4">) with the </text:span><text:span text:style-name="T5">q</text:span><text:span text:style-name="T1">th</text:span><text:span text:style-name="T4"> delayed output.</text:span></text:p>
      <text:p text:style-name="P32"><text:span text:style-name="T7">w</text:span><text:span text:style-name="T8">j</text:span><text:span text:style-name="T8">0</text:span><text:span text:style-name="T1">h</text:span><text:span text:style-name="T4"> <text:s/>– the bias for the </text:span><text:span text:style-name="T5">j</text:span><text:span text:style-name="T4"> hidden unit (</text:span><text:span text:style-name="T5">h</text:span><text:span text:style-name="T4">).</text:span></text:p>
      <text:p text:style-name="P32"><text:span text:style-name="T7">w</text:span><text:span text:style-name="T8">0</text:span><text:span text:style-name="T1">o</text:span><text:span text:style-name="T4"> <text:s/>– the bias for the output unit (</text:span><text:span text:style-name="T5">o</text:span><text:span text:style-name="T4">).</text:span></text:p>
      <text:p text:style-name="P31"/>
      <text:p text:style-name="P34">Having the NARX specified in this way, one can ask if the vanishing gradient problem still exists, because we have a similar learning algorithm with the Multi-Layer Perceptron ( MLP ), and a very similar network architecture. The answer is yes, the vanishing gradient still exists, however, the model behaves much better then the other types, because of the output memories represent jump-ahead connections in the time folded network[8]. What this means is that if we take the network and represent multiple instances of it, basically each instance at a moment of time connects to another one far in the future. This improves the long term dependency detection and somehow softens the vanishing gradient problem that the other type of networks have. Such behavior is also seen in BPTT.</text:p>
      <text:p text:style-name="P30"><text:span text:style-name="T4">The NARX network can use the regressors with different lags[8], this time they no longer have the same lag as the series, but having </text:span><text:span text:style-name="T6">t</text:span><text:span text:style-name="T4"> now. This means that the input regressor is actually a </text:span><text:span text:style-name="T6">t</text:span><text:span text:style-name="T4">-separated selection of inputs from the original time series. This allows the network to cover more space in order to determine long term dependencies, but with bigger granularity. In conclusion the <text:s/>regressors will adjust for the trend of the series, in long term. However one can keep the same lag as the original series to the output regressor for example, and it will adjust to smaller changes in the time series, included in the random shock.</text:span></text:p>
      <text:p text:style-name="P31">This type of NARX network has proven to be a successful alternative to TDNN for a lot of practical examples, including chaotic laser pulsations or video traffic time series[8], where it behaved significantly better.</text:p>
      <text:p text:style-name="P31">One can observe that the regressors actually provide the memory for the network, either a linear tapped-delay as explained in previous section, or an adaptive memory if the lag changes from 1 to <text:span text:style-name="T9">t</text:span> for better series coverage.</text:p>
      <text:p text:style-name="P31">It has been proved that a NARX network behaves better on long term dependencies by using a single neuron network compared to a BPTT[6]. In the case of NARX, the Jacobian component of the gradient is emphasized from terms farther in the past. This means that the fraction of the Jacobian value given by older values is higher for this type of network. In a regular network case, the Jacobian would decay faster, so the old values are practically insignificant to the later steps of the prediction. </text:p>
      <text:p text:style-name="P31">NARX networks have been tested for finite automata prediction[6]. In this scenario, input strings were given to the network, and in a specific case where a certain character was found in a position or not, the string was accepted or rejected. 500 random strings were created and tests have been done with both Elman and NARX networks. NARX behaved much better, with around 12 input delays, the rate of correct prediction was nearly 100 %, which was nearly the same for Elman with 6 input delays, but the performance rapidly degraded for Elman as the input delays number increased, while for NARX the performance degraded softer.</text:p>
      <text:p text:style-name="P31"><text:soft-page-break/>An interesting fact is that NARX networks have been proved to be Turing equivalent[7]. This means that any problem can be modeled and solved using a NARX network. In theory, a NARX network can replace any recurrent network that is currently being used for a problem, without any computational power loss. </text:p>
      <text:p text:style-name="P30"><text:span text:style-name="T4">NARX model has proved to be effective for other types of chaotic series as well</text:span><text:reference-mark-start text:name="ADDIN Mendeley Citation{3c90dd92-405a-43f3-a431-a55fee073e52} CSL_CITATION  { &quot;citationItems&quot; : [ { &quot;id&quot; : &quot;ITEM-1&quot;, &quot;itemData&quot; : { &quot;author&quot; : [ { &quot;family&quot; : &quot;Diaconescu&quot;, &quot;given&quot; : &quot;Eugen&quot; } ], &quot;container-title&quot; : &quot;WSEAS Transactions on Computer Research&quot;, &quot;id&quot; : &quot;ITEM-1&quot;, &quot;issue&quot; : &quot;3&quot;, &quot;issued&quot; : { &quot;date-parts&quot; : [ [ &quot;2008&quot; ] ] }, &quot;page&quot; : &quot;182\u2013191&quot;, &quot;publisher&quot; : &quot;World Scientific and Engineering Academy and Society (WSEAS)&quot;, &quot;title&quot; : &quot;The use of NARX neural networks to predict chaotic time series&quot;, &quot;type&quot; : &quot;article-journal&quot;, &quot;volume&quot; : &quot;3&quot; }, &quot;uris&quot; : [ &quot;http://www.mendeley.com/documents/?uuid=3c90dd92-405a-43f3-a431-a55fee073e52&quot; ] } ], &quot;mendeley&quot; : { &quot;previouslyFormattedCitation&quot; : &quot;[9]&quot; }, &quot;properties&quot; : { &quot;noteIndex&quot; : 0 }, &quot;schema&quot; : &quot;https://github.com/citation-style-language/schema/raw/master/csl-citation.json&quot; }  RNDlcOdvg4gqy"/><text:span text:style-name="T4">[9]</text:span><text:reference-mark-end text:name="ADDIN Mendeley Citation{3c90dd92-405a-43f3-a431-a55fee073e52} CSL_CITATION  { &quot;citationItems&quot; : [ { &quot;id&quot; : &quot;ITEM-1&quot;, &quot;itemData&quot; : { &quot;author&quot; : [ { &quot;family&quot; : &quot;Diaconescu&quot;, &quot;given&quot; : &quot;Eugen&quot; } ], &quot;container-title&quot; : &quot;WSEAS Transactions on Computer Research&quot;, &quot;id&quot; : &quot;ITEM-1&quot;, &quot;issue&quot; : &quot;3&quot;, &quot;issued&quot; : { &quot;date-parts&quot; : [ [ &quot;2008&quot; ] ] }, &quot;page&quot; : &quot;182\u2013191&quot;, &quot;publisher&quot; : &quot;World Scientific and Engineering Academy and Society (WSEAS)&quot;, &quot;title&quot; : &quot;The use of NARX neural networks to predict chaotic time series&quot;, &quot;type&quot; : &quot;article-journal&quot;, &quot;volume&quot; : &quot;3&quot; }, &quot;uris&quot; : [ &quot;http://www.mendeley.com/documents/?uuid=3c90dd92-405a-43f3-a431-a55fee073e52&quot; ] } ], &quot;mendeley&quot; : { &quot;previouslyFormattedCitation&quot; : &quot;[9]&quot; }, &quot;properties&quot; : { &quot;noteIndex&quot; : 0 }, &quot;schema&quot; : &quot;https://github.com/citation-style-language/schema/raw/master/csl-citation.json&quot; }  RNDlcOdvg4gqy"/><text:span text:style-name="T4">⁠, including the chaotic Mackey-Glass series, and Fractal Weierstrass series. For these series, a good prediction has been found with an average input order and low output order. The model has predicted values with 99 % accuracy, comparing them with the original values.</text:span></text:p>
      <text:p text:style-name="P31">For the BET-stock market ( Bucharest stock market ), NARX has proven again to have good results, with the Levenberg – Marquardt optimization and Bayesian regularization. In this scenario, the accuracy was 96 %.</text:p>
      <text:h text:style-name="P56" text:outline-level="2">3.2. NARX variants</text:h>
      <text:p text:style-name="P40"/>
      <text:p text:style-name="P41">Having the system parameters, one can find older models that are covered by NARX, but also subsystems of NARX.</text:p>
      <text:list xml:id="list36663507" text:style-name="L2">
        <text:list-item>
          <text:list>
            <text:list-item>
              <text:p text:style-name="P49">MLP ( multi-layer perceptron ). NARX model can fall back to MLP if the parameters are<text:line-break/>M &gt; 0, a = 0, b = 1. Having a zero means no delayed exogenous inputs are given to the system, and b one means no feedback loop. In this scenario only the past time series value is given. This architecture is in fact the multi-layer perceptron.</text:p>
            </text:list-item>
            <text:list-item>
              <text:p text:style-name="P49">TDNN – X ( with exogenous variables only ). Parameters are M &gt; 0, a &gt; 0, b = 1. This time the exogenous variables are present, but no feedback. This architecture is the Time-Delay Neural Network X (from eXogenous ). In this scenario only one block is present – the exogenous variables.</text:p>
            </text:list-item>
            <text:list-item>
              <text:p text:style-name="P50"><draw:line text:anchor-type="paragraph" draw:z-index="89" draw:style-name="gr4" draw:text-style-name="P57" svg:x1="1.322cm" svg:y1="2.02cm" svg:x2="0.848cm" svg:y2="2.486cm"><text:p/></draw:line><text:span text:style-name="T4">TDNN – D = NAR – D (without exogenous variables but with delayed targets ). Parameters are M = 0, a = 0, b &gt; 1. In this case there are no exogenous variables but we have the delayed targets. That is why the model has the D suffix ( from the targets </text:span><text:span text:style-name="T5">d</text:span><text:span text:style-name="T4">). Even though </text:span><text:span text:style-name="T5">b</text:span><text:span text:style-name="T4"> is &gt; 1, only the targets are present: there is no connection between the </text:span><text:span text:style-name="T5">y</text:span><text:span text:style-name="T4"> block and the system: </text:span><text:span text:style-name="T4"><draw:frame draw:style-name="fr1" draw:name="Object9" text:anchor-type="as-char" svg:width="0.476cm" svg:height="0.467cm" draw:z-index="115"><draw:object xlink:href="./Object 9" xlink:type="simple" xlink:show="embed" xlink:actuate="onLoad"/><draw:image xlink:href="./ObjectReplacements/Object 9" xlink:type="simple" xlink:show="embed" xlink:actuate="onLoad"/></draw:frame></text:span><text:span text:style-name="T7">w</text:span><text:span text:style-name="T8">jq</text:span><text:span text:style-name="T1">hd </text:span><text:span text:style-name="T4">but </text:span><text:span text:style-name="T4"><draw:frame draw:style-name="fr2" draw:name="Object11" text:anchor-type="as-char" svg:y="-0.323cm" svg:width="0.476cm" svg:height="0.467cm" draw:z-index="116"><draw:object xlink:href="./Object 10" xlink:type="simple" xlink:show="embed" xlink:actuate="onLoad"/><draw:image xlink:href="./ObjectReplacements/Object 10" xlink:type="simple" xlink:show="embed" xlink:actuate="onLoad"/></draw:frame></text:span><text:span text:style-name="T7">w</text:span><text:span text:style-name="T8">jq</text:span><text:span text:style-name="T1">hy</text:span><text:span text:style-name="T4"> .</text:span></text:p>
            </text:list-item>
            <text:list-item>
              <text:p text:style-name="P50"><draw:line text:anchor-type="paragraph" draw:z-index="90" draw:style-name="gr4" draw:text-style-name="P57" svg:x1="4.848cm" svg:y1="0.984cm" svg:x2="4.374cm" svg:y2="1.45cm"><text:p/></draw:line><text:span text:style-name="T4">NARX – D (with exogenous variables and delayed targets). Parameters are M &gt; 0, a &gt; 0, b &gt; 1. In this case both exogenous variables and the delayed targets are present. The only block missing is the feedback. </text:span><text:span text:style-name="T4"><draw:frame draw:style-name="fr1" draw:name="Object10" text:anchor-type="as-char" svg:width="0.476cm" svg:height="0.467cm" draw:z-index="117"><draw:object xlink:href="./Object 11" xlink:type="simple" xlink:show="embed" xlink:actuate="onLoad"/><draw:image xlink:href="./ObjectReplacements/Object 11" xlink:type="simple" xlink:show="embed" xlink:actuate="onLoad"/></draw:frame></text:span><text:span text:style-name="T7">w</text:span><text:span text:style-name="T8">jq</text:span><text:span text:style-name="T1">hy</text:span><text:span text:style-name="T4"> , </text:span><text:span text:style-name="T4"><draw:frame draw:style-name="fr1" draw:name="Object12" text:anchor-type="as-char" svg:width="0.476cm" svg:height="0.467cm" draw:z-index="118"><draw:object xlink:href="./Object 12" xlink:type="simple" xlink:show="embed" xlink:actuate="onLoad"/><draw:image xlink:href="./ObjectReplacements/Object 12" xlink:type="simple" xlink:show="embed" xlink:actuate="onLoad"/></draw:frame></text:span><text:span text:style-name="T7">w</text:span><text:span text:style-name="T8">jq</text:span><text:span text:style-name="T1">hd </text:span><text:span text:style-name="T4">, </text:span><text:span text:style-name="T4"><draw:frame draw:style-name="fr1" draw:name="Object13" text:anchor-type="as-char" svg:width="0.476cm" svg:height="0.467cm" draw:z-index="119"><draw:object xlink:href="./Object 13" xlink:type="simple" xlink:show="embed" xlink:actuate="onLoad"/><draw:image xlink:href="./ObjectReplacements/Object 13" xlink:type="simple" xlink:show="embed" xlink:actuate="onLoad"/></draw:frame></text:span><text:span text:style-name="T7">w</text:span><text:span text:style-name="T8">jip</text:span><text:span text:style-name="T1">hx</text:span><text:span text:style-name="T4"> .</text:span></text:p>
            </text:list-item>
            <text:list-item>
              <text:p text:style-name="P50"><draw:line text:anchor-type="paragraph" draw:z-index="91" draw:style-name="gr4" draw:text-style-name="P57" svg:x1="8.001cm" svg:y1="0.984cm" svg:x2="7.527cm" svg:y2="1.45cm"><text:p/></draw:line><text:span text:style-name="T4">NARX – Y (with exogenous variables and delayed feedback outputs ). Parameters are again M &gt; 0, a &gt; 0, b &gt; 1. This time there are both exogenous variables and delayed feedback outputs, but no delayed targets. </text:span><text:span text:style-name="T4"><draw:frame draw:style-name="fr1" draw:name="Object14" text:anchor-type="as-char" svg:width="0.476cm" svg:height="0.467cm" draw:z-index="120"><draw:object xlink:href="./Object 14" xlink:type="simple" xlink:show="embed" xlink:actuate="onLoad"/><draw:image xlink:href="./ObjectReplacements/Object 14" xlink:type="simple" xlink:show="embed" xlink:actuate="onLoad"/></draw:frame></text:span><text:span text:style-name="T7">w</text:span><text:span text:style-name="T8">jq</text:span><text:span text:style-name="T1">hy</text:span><text:span text:style-name="T4"> , </text:span><text:span text:style-name="T4"><draw:frame draw:style-name="fr1" draw:name="Object15" text:anchor-type="as-char" svg:width="0.476cm" svg:height="0.467cm" draw:z-index="121"><draw:object xlink:href="./Object 15" xlink:type="simple" xlink:show="embed" xlink:actuate="onLoad"/><draw:image xlink:href="./ObjectReplacements/Object 15" xlink:type="simple" xlink:show="embed" xlink:actuate="onLoad"/></draw:frame></text:span><text:span text:style-name="T7">w</text:span><text:span text:style-name="T8">jq</text:span><text:span text:style-name="T1">hd </text:span><text:span text:style-name="T4">, </text:span><text:span text:style-name="T4"><draw:frame draw:style-name="fr1" draw:name="Object16" text:anchor-type="as-char" svg:width="0.476cm" svg:height="0.467cm" draw:z-index="122"><draw:object xlink:href="./Object 16" xlink:type="simple" xlink:show="embed" xlink:actuate="onLoad"/><draw:image xlink:href="./ObjectReplacements/Object 16" xlink:type="simple" xlink:show="embed" xlink:actuate="onLoad"/></draw:frame></text:span><text:span text:style-name="T7">w</text:span><text:span text:style-name="T8">jip</text:span><text:span text:style-name="T1">hx</text:span><text:span text:style-name="T4"> .</text:span></text:p>
            </text:list-item>
            <text:list-item>
              <text:p text:style-name="P50"><text:span text:style-name="T4">NARX – DY ( with all inputs ). M &gt; 0 , a &gt; 0, b &gt; 1, </text:span><text:span text:style-name="T4"><draw:frame draw:style-name="fr1" draw:name="Object17" text:anchor-type="as-char" svg:width="0.476cm" svg:height="0.467cm" draw:z-index="123"><draw:object xlink:href="./Object 17" xlink:type="simple" xlink:show="embed" xlink:actuate="onLoad"/><draw:image xlink:href="./ObjectReplacements/Object 17" xlink:type="simple" xlink:show="embed" xlink:actuate="onLoad"/></draw:frame></text:span><text:span text:style-name="T7">w</text:span><text:span text:style-name="T8">jq</text:span><text:span text:style-name="T1">hy</text:span><text:span text:style-name="T4"> , </text:span><text:span text:style-name="T4"><draw:frame draw:style-name="fr1" draw:name="Object18" text:anchor-type="as-char" svg:width="0.476cm" svg:height="0.467cm" draw:z-index="124"><draw:object xlink:href="./Object 18" xlink:type="simple" xlink:show="embed" xlink:actuate="onLoad"/><draw:image xlink:href="./ObjectReplacements/Object 18" xlink:type="simple" xlink:show="embed" xlink:actuate="onLoad"/></draw:frame></text:span><text:span text:style-name="T7">w</text:span><text:span text:style-name="T8">jq</text:span><text:span text:style-name="T1">hd </text:span><text:span text:style-name="T4">, </text:span><text:span text:style-name="T4"><draw:frame draw:style-name="fr1" draw:name="Object19" text:anchor-type="as-char" svg:width="0.476cm" svg:height="0.467cm" draw:z-index="125"><draw:object xlink:href="./Object 19" xlink:type="simple" xlink:show="embed" xlink:actuate="onLoad"/><draw:image xlink:href="./ObjectReplacements/Object 19" xlink:type="simple" xlink:show="embed" xlink:actuate="onLoad"/></draw:frame></text:span><text:span text:style-name="T7">w</text:span><text:span text:style-name="T8">jip</text:span><text:span text:style-name="T1">hx</text:span><text:span text:style-name="T4"> .</text:span></text:p>
            </text:list-item>
            <text:list-item>
              <text:p text:style-name="P50"><draw:line text:anchor-type="paragraph" draw:z-index="93" draw:style-name="gr4" draw:text-style-name="P57" svg:x1="4.504cm" svg:y1="0.497cm" svg:x2="4.03cm" svg:y2="0.963cm"><text:p/></draw:line><draw:line text:anchor-type="paragraph" draw:z-index="92" draw:style-name="gr4" draw:text-style-name="P57" svg:x1="2.612cm" svg:y1="0.497cm" svg:x2="2.138cm" svg:y2="0.963cm"><text:p/></draw:line><text:span text:style-name="T4">NAR – Y ( no exogenous and no delayed targets, just prediction ). M = 0, <text:s/>a = 0, b &gt; 1, <text:line-break/></text:span><text:span text:style-name="T4"><draw:frame draw:style-name="fr1" draw:name="Object20" text:anchor-type="as-char" svg:width="0.476cm" svg:height="0.467cm" draw:z-index="126"><draw:object xlink:href="./Object 20" xlink:type="simple" xlink:show="embed" xlink:actuate="onLoad"/><draw:image xlink:href="./ObjectReplacements/Object 20" xlink:type="simple" xlink:show="embed" xlink:actuate="onLoad"/></draw:frame></text:span><text:span text:style-name="T7">w</text:span><text:span text:style-name="T8">jq</text:span><text:span text:style-name="T1">hy</text:span><text:span text:style-name="T4"> , </text:span><text:span text:style-name="T4"><draw:frame draw:style-name="fr1" draw:name="Object21" text:anchor-type="as-char" svg:width="0.476cm" svg:height="0.467cm" draw:z-index="127"><draw:object xlink:href="./Object 21" xlink:type="simple" xlink:show="embed" xlink:actuate="onLoad"/><draw:image xlink:href="./ObjectReplacements/Object 21" xlink:type="simple" xlink:show="embed" xlink:actuate="onLoad"/></draw:frame></text:span><text:span text:style-name="T7">w</text:span><text:span text:style-name="T8">jq</text:span><text:span text:style-name="T1">hd </text:span><text:span text:style-name="T4">, </text:span><text:span text:style-name="T4"><draw:frame draw:style-name="fr1" draw:name="Object22" text:anchor-type="as-char" svg:width="0.476cm" svg:height="0.467cm" draw:z-index="128"><draw:object xlink:href="./Object 22" xlink:type="simple" xlink:show="embed" xlink:actuate="onLoad"/><draw:image xlink:href="./ObjectReplacements/Object 22" xlink:type="simple" xlink:show="embed" xlink:actuate="onLoad"/></draw:frame></text:span><text:span text:style-name="T7">w</text:span><text:span text:style-name="T8">jip</text:span><text:span text:style-name="T1">hx</text:span><text:span text:style-name="T4"> .</text:span></text:p>
            </text:list-item>
            <text:list-item>
              <text:p text:style-name="P50"><draw:line text:anchor-type="paragraph" draw:z-index="94" draw:style-name="gr4" draw:text-style-name="P57" svg:x1="4.504cm" svg:y1="0.497cm" svg:x2="4.03cm" svg:y2="0.963cm"><text:p/></draw:line><text:span text:style-name="T4">NAR – DY ( no exogenous but delayted targets and prediction ). M = 0, a = 0, b &gt; 0,<text:line-break/></text:span><text:span text:style-name="T4"><draw:frame draw:style-name="fr1" draw:name="Object25" text:anchor-type="as-char" svg:width="0.476cm" svg:height="0.467cm" draw:z-index="129"><draw:object xlink:href="./Object 25" xlink:type="simple" xlink:show="embed" xlink:actuate="onLoad"/><draw:image xlink:href="./ObjectReplacements/Object 25" xlink:type="simple" xlink:show="embed" xlink:actuate="onLoad"/></draw:frame></text:span><text:span text:style-name="T7">w</text:span><text:span text:style-name="T8">jq</text:span><text:span text:style-name="T1">hy</text:span><text:span text:style-name="T4"> , </text:span><text:span text:style-name="T4"><draw:frame draw:style-name="fr1" draw:name="Object23" text:anchor-type="as-char" svg:width="0.476cm" svg:height="0.467cm" draw:z-index="130"><draw:object xlink:href="./Object 23" xlink:type="simple" xlink:show="embed" xlink:actuate="onLoad"/><draw:image xlink:href="./ObjectReplacements/Object 23" xlink:type="simple" xlink:show="embed" xlink:actuate="onLoad"/></draw:frame></text:span><text:span text:style-name="T7">w</text:span><text:span text:style-name="T8">jq</text:span><text:span text:style-name="T1">hd </text:span><text:span text:style-name="T4">, </text:span><text:span text:style-name="T4"><draw:frame draw:style-name="fr1" draw:name="Object24" text:anchor-type="as-char" svg:width="0.476cm" svg:height="0.467cm" draw:z-index="131"><draw:object xlink:href="./Object 24" xlink:type="simple" xlink:show="embed" xlink:actuate="onLoad"/><draw:image xlink:href="./ObjectReplacements/Object 24" xlink:type="simple" xlink:show="embed" xlink:actuate="onLoad"/></draw:frame></text:span><text:span text:style-name="T7">w</text:span><text:span text:style-name="T8">jip</text:span><text:span text:style-name="T1">hx</text:span><text:span text:style-name="T4"> .</text:span></text:p>
              <text:p text:style-name="P46"><text:s text:c="7"/></text:p>
            </text:list-item>
          </text:list>
        </text:list-item>
      </text:list>
      <text:p text:style-name="P41">Out of all the possible variants, MLP, TDNN – X (NAR – D) <text:s/>and NARX – D can be trained with simple backpropagation. NARX – Y , NARX – DY, NAR – Y and NAR – DY must be trained with BPTT.</text:p>
      <text:p text:style-name="P41"><text:soft-page-break/>We can observe that the models that don't have the X in their name ( TDNN – D , NAR – Y <text:s/>and NAR – DY ) don't use exogenous variables, so the time series forecasting is simple. The other models include exogenous variables.</text:p>
      <text:p text:style-name="P41"/>
      <text:h text:style-name="P56" text:outline-level="2">3.3. Prediction evaluations</text:h>
      <text:p text:style-name="P40"/>
      <text:p text:style-name="P41">In order to evaluate the quality of a prediction, one can define a set of functions that can quantify the quality. Let's assume we have a time series <text:span text:style-name="T3">d(t)</text:span> and the prediction <text:span text:style-name="T3">y(t)</text:span>. The most simple function would be:</text:p>
      <text:p text:style-name="P41"><draw:frame draw:style-name="fr1" draw:name="Object26" text:anchor-type="as-char" svg:width="4.718cm" svg:height="1.139cm" draw:z-index="149"><draw:object xlink:href="./Object 26" xlink:type="simple" xlink:show="embed" xlink:actuate="onLoad"/><draw:image xlink:href="./ObjectReplacements/Object 26" xlink:type="simple" xlink:show="embed" xlink:actuate="onLoad"/></draw:frame> </text:p>
      <text:p text:style-name="P41">In this case f<text:span text:style-name="T8">1</text:span> is the squared sum of the deviations of the predicted values compared to the target values. f<text:span text:style-name="T8">1</text:span> is based on the root mean square method. However f<text:span text:style-name="T8">1</text:span> is highly dependant on the series size: more terms to the series implies a bigger error, and this stops the possibility of comparing the quality of the prediction of two different series.</text:p>
      <text:p text:style-name="P41">f<text:span text:style-name="T8">2</text:span> solves this problem by computing the mean:</text:p>
      <text:p text:style-name="P41"><draw:frame draw:style-name="fr1" draw:name="Object27" text:anchor-type="as-char" svg:width="4.817cm" svg:height="1.67cm" draw:z-index="150"><draw:object xlink:href="./Object 27" xlink:type="simple" xlink:show="embed" xlink:actuate="onLoad"/><draw:image xlink:href="./ObjectReplacements/Object 27" xlink:type="simple" xlink:show="embed" xlink:actuate="onLoad"/></draw:frame></text:p>
      <text:p text:style-name="P41">This function solves the problem off error cumulating, but it still has the problem of relative error. The computed mean error is only absolute, and highly depend on the series values. For example if we try to predict the values of the exchange rate and we have an f<text:span text:style-name="T8">2</text:span> value of 2.0, the prediction is very bad ( ranging 30 % to 100 % for close value rates), but if we predict the stock markets values that range over one million per unit, an error of 2.0 per million is very small.</text:p>
      <text:p text:style-name="P41">In order to solve this problem, f<text:span text:style-name="T8">3</text:span> will also divide the value by the average time series values:</text:p>
      <text:p text:style-name="P41"><draw:frame draw:style-name="fr1" draw:name="Object28" text:anchor-type="as-char" svg:width="8.781cm" svg:height="2.872cm" draw:z-index="151"><draw:object xlink:href="./Object 28" xlink:type="simple" xlink:show="embed" xlink:actuate="onLoad"/><draw:image xlink:href="./ObjectReplacements/Object 28" xlink:type="simple" xlink:show="embed" xlink:actuate="onLoad"/></draw:frame></text:p>
      <text:p text:style-name="P41">Although f<text:span text:style-name="T8">3</text:span> seem to cover the most problems, it only shows the mean error of the predicted values. If our prediction is off the scale for some certain values, then maybe the average itself will not be influenced a lot, but stay in a certain margin of error. The root mean squared based error calculations don't cover such cases when more penalties have to be included in the evaluation.</text:p>
      <text:p text:style-name="P41">Another problem that this functions do not cover are the underfitting and overfitting. A good test should reveal if our model is too complicated for our data or contrary, too simple for our complex data pattern.</text:p>
      <text:p text:style-name="P41">In order to evaluate a model, the Akaike Information Criteria<text:reference-mark-start text:name="ADDIN Mendeley Citation{081135a6-8ba6-4434-8273-f87f9129498d} CSL_CITATION  { &quot;citationItems&quot; : [ { &quot;id&quot; : &quot;ITEM-1&quot;, &quot;itemData&quot; : { &quot;author&quot; : [ { &quot;family&quot; : &quot;Akaike&quot;, &quot;given&quot; : &quot;H&quot; } ], &quot;container-title&quot; : &quot;IEEE Transactions on Automatic Control&quot;, &quot;id&quot; : &quot;ITEM-1&quot;, &quot;issue&quot; : &quot;6&quot;, &quot;issued&quot; : { &quot;date-parts&quot; : [ [ &quot;1974&quot; ] ] }, &quot;page&quot; : &quot;716-723&quot;, &quot;title&quot; : &quot;A new look at statistical model identification&quot;, &quot;type&quot; : &quot;article-journal&quot;, &quot;volume&quot; : &quot;19&quot; }, &quot;uris&quot; : [ &quot;http://www.mendeley.com/documents/?uuid=081135a6-8ba6-4434-8273-f87f9129498d&quot; ] } ], &quot;mendeley&quot; : { &quot;previouslyFormattedCitation&quot; : &quot;[10]&quot; }, &quot;properties&quot; : { &quot;noteIndex&quot; : 0 }, &quot;schema&quot; : &quot;https://github.com/citation-style-language/schema/raw/master/csl-citation.json&quot; }  RND6R6Ed9YQIc"/>[10]<text:reference-mark-end text:name="ADDIN Mendeley Citation{081135a6-8ba6-4434-8273-f87f9129498d} CSL_CITATION  { &quot;citationItems&quot; : [ { &quot;id&quot; : &quot;ITEM-1&quot;, &quot;itemData&quot; : { &quot;author&quot; : [ { &quot;family&quot; : &quot;Akaike&quot;, &quot;given&quot; : &quot;H&quot; } ], &quot;container-title&quot; : &quot;IEEE Transactions on Automatic Control&quot;, &quot;id&quot; : &quot;ITEM-1&quot;, &quot;issue&quot; : &quot;6&quot;, &quot;issued&quot; : { &quot;date-parts&quot; : [ [ &quot;1974&quot; ] ] }, &quot;page&quot; : &quot;716-723&quot;, &quot;title&quot; : &quot;A new look at statistical model identification&quot;, &quot;type&quot; : &quot;article-journal&quot;, &quot;volume&quot; : &quot;19&quot; }, &quot;uris&quot; : [ &quot;http://www.mendeley.com/documents/?uuid=081135a6-8ba6-4434-8273-f87f9129498d&quot; ] } ], &quot;mendeley&quot; : { &quot;previouslyFormattedCitation&quot; : &quot;[10]&quot; }, &quot;properties&quot; : { &quot;noteIndex&quot; : 0 }, &quot;schema&quot; : &quot;https://github.com/citation-style-language/schema/raw/master/csl-citation.json&quot; }  RND6R6Ed9YQIc"/>⁠ can be used, which is a simple and easy way to evaluate the fitness. However the AIC requires a precise determination of the degrees of freedom for a statistical model. Unfortunately neural networks create a model for the data but without an exact identification of the parameters. This would also mean that the degrees of <text:soft-page-break/>freedom would be very hard to determine. There have been attempts to compute the degrees of freedom for the MLP<text:reference-mark-start text:name="ADDIN Mendeley Citation{966c1b7c-2bd3-490b-b40e-8506ef1f14db} CSL_CITATION  { &quot;citationItems&quot; : [ { &quot;id&quot; : &quot;ITEM-1&quot;, &quot;itemData&quot; : { &quot;author&quot; : [ { &quot;family&quot; : &quot;Ingrassia&quot;, &quot;given&quot; : &quot;Salvatore&quot; } ], &quot;container-title&quot; : &quot;Advances in Data Analysis&quot;, &quot;id&quot; : &quot;ITEM-1&quot;, &quot;issue&quot; : &quot;1&quot;, &quot;issued&quot; : { &quot;date-parts&quot; : [ [ &quot;2007&quot; ] ] }, &quot;title&quot; : &quot;Equivalent number of degrees of freedom for neural networks&quot;, &quot;type&quot; : &quot;article-journal&quot; }, &quot;uris&quot; : [ &quot;http://www.mendeley.com/documents/?uuid=966c1b7c-2bd3-490b-b40e-8506ef1f14db&quot; ] } ], &quot;mendeley&quot; : { &quot;previouslyFormattedCitation&quot; : &quot;[11]&quot; }, &quot;properties&quot; : { &quot;noteIndex&quot; : 0 }, &quot;schema&quot; : &quot;https://github.com/citation-style-language/schema/raw/master/csl-citation.json&quot; }  RNDLBnRdOcQBv"/>[11]<text:reference-mark-end text:name="ADDIN Mendeley Citation{966c1b7c-2bd3-490b-b40e-8506ef1f14db} CSL_CITATION  { &quot;citationItems&quot; : [ { &quot;id&quot; : &quot;ITEM-1&quot;, &quot;itemData&quot; : { &quot;author&quot; : [ { &quot;family&quot; : &quot;Ingrassia&quot;, &quot;given&quot; : &quot;Salvatore&quot; } ], &quot;container-title&quot; : &quot;Advances in Data Analysis&quot;, &quot;id&quot; : &quot;ITEM-1&quot;, &quot;issue&quot; : &quot;1&quot;, &quot;issued&quot; : { &quot;date-parts&quot; : [ [ &quot;2007&quot; ] ] }, &quot;title&quot; : &quot;Equivalent number of degrees of freedom for neural networks&quot;, &quot;type&quot; : &quot;article-journal&quot; }, &quot;uris&quot; : [ &quot;http://www.mendeley.com/documents/?uuid=966c1b7c-2bd3-490b-b40e-8506ef1f14db&quot; ] } ], &quot;mendeley&quot; : { &quot;previouslyFormattedCitation&quot; : &quot;[11]&quot; }, &quot;properties&quot; : { &quot;noteIndex&quot; : 0 }, &quot;schema&quot; : &quot;https://github.com/citation-style-language/schema/raw/master/csl-citation.json&quot; }  RNDLBnRdOcQBv"/>⁠, starting from the matrix of inputs and weights, by computing the eigenvalues, but this theory can only be used for a part of the NARX architecture, more less for the feedback loop. It has been proved though that neural networks can present a likelihood function by reduction to a conic model<text:reference-mark-start text:name="ADDIN Mendeley Citation{bfa5891f-5b73-4461-9085-960a7ba5f004} CSL_CITATION  { &quot;citationItems&quot; : [ { &quot;id&quot; : &quot;ITEM-1&quot;, &quot;itemData&quot; : { &quot;author&quot; : [ { &quot;family&quot; : &quot;Fukumizu&quot;, &quot;given&quot; : &quot;K&quot; } ], &quot;container-title&quot; : &quot;The Annals of Statistics&quot;, &quot;id&quot; : &quot;ITEM-1&quot;, &quot;issue&quot; : &quot;3&quot;, &quot;issued&quot; : { &quot;date-parts&quot; : [ [ &quot;2003&quot; ] ] }, &quot;page&quot; : &quot;833-851&quot;, &quot;title&quot; : &quot;Likelihood ratio of unidentifiable models and multilayer neural networks&quot;, &quot;type&quot; : &quot;article-journal&quot;, &quot;volume&quot; : &quot;31&quot; }, &quot;uris&quot; : [ &quot;http://www.mendeley.com/documents/?uuid=bfa5891f-5b73-4461-9085-960a7ba5f004&quot; ] } ], &quot;mendeley&quot; : { &quot;previouslyFormattedCitation&quot; : &quot;[12]&quot; }, &quot;properties&quot; : { &quot;noteIndex&quot; : 0 }, &quot;schema&quot; : &quot;https://github.com/citation-style-language/schema/raw/master/csl-citation.json&quot; }  RNDQzfTKvvCRe"/>[12]<text:reference-mark-end text:name="ADDIN Mendeley Citation{bfa5891f-5b73-4461-9085-960a7ba5f004} CSL_CITATION  { &quot;citationItems&quot; : [ { &quot;id&quot; : &quot;ITEM-1&quot;, &quot;itemData&quot; : { &quot;author&quot; : [ { &quot;family&quot; : &quot;Fukumizu&quot;, &quot;given&quot; : &quot;K&quot; } ], &quot;container-title&quot; : &quot;The Annals of Statistics&quot;, &quot;id&quot; : &quot;ITEM-1&quot;, &quot;issue&quot; : &quot;3&quot;, &quot;issued&quot; : { &quot;date-parts&quot; : [ [ &quot;2003&quot; ] ] }, &quot;page&quot; : &quot;833-851&quot;, &quot;title&quot; : &quot;Likelihood ratio of unidentifiable models and multilayer neural networks&quot;, &quot;type&quot; : &quot;article-journal&quot;, &quot;volume&quot; : &quot;31&quot; }, &quot;uris&quot; : [ &quot;http://www.mendeley.com/documents/?uuid=bfa5891f-5b73-4461-9085-960a7ba5f004&quot; ] } ], &quot;mendeley&quot; : { &quot;previouslyFormattedCitation&quot; : &quot;[12]&quot; }, &quot;properties&quot; : { &quot;noteIndex&quot; : 0 }, &quot;schema&quot; : &quot;https://github.com/citation-style-language/schema/raw/master/csl-citation.json&quot; }  RNDQzfTKvvCRe"/>⁠. In this situation we can use the statistic tests that require the probability distribution and compare the prediction with the distribution of the real data.</text:p>
      <text:p text:style-name="P41">We will use two important tests for "goodness of fit" : Kolmogorov – Smirnov<text:reference-mark-start text:name="ADDIN Mendeley Citation{24de6fd8-19d5-410a-aa8a-b2e4e4d69b00} CSL_CITATION  { &quot;citationItems&quot; : [ { &quot;id&quot; : &quot;ITEM-1&quot;, &quot;itemData&quot; : { &quot;author&quot; : [ { &quot;family&quot; : &quot;Kolmogorov&quot;, &quot;given&quot; : &quot;A N&quot; } ], &quot;container-title&quot; : &quot;G Inst Ital Attuari&quot;, &quot;id&quot; : &quot;ITEM-1&quot;, &quot;issued&quot; : { &quot;date-parts&quot; : [ [ &quot;1933&quot; ] ] }, &quot;page&quot; : &quot;83-91&quot;, &quot;title&quot; : &quot;Sulla determinazione empirica di una legge di distribuzione&quot;, &quot;type&quot; : &quot;article-journal&quot;, &quot;volume&quot; : &quot;4&quot; }, &quot;uris&quot; : [ &quot;http://www.mendeley.com/documents/?uuid=24de6fd8-19d5-410a-aa8a-b2e4e4d69b00&quot; ] } ], &quot;mendeley&quot; : { &quot;previouslyFormattedCitation&quot; : &quot;[13]&quot; }, &quot;properties&quot; : { &quot;noteIndex&quot; : 0 }, &quot;schema&quot; : &quot;https://github.com/citation-style-language/schema/raw/master/csl-citation.json&quot; }  RND4Ke0TVTqmi"/>[13]<text:reference-mark-end text:name="ADDIN Mendeley Citation{24de6fd8-19d5-410a-aa8a-b2e4e4d69b00} CSL_CITATION  { &quot;citationItems&quot; : [ { &quot;id&quot; : &quot;ITEM-1&quot;, &quot;itemData&quot; : { &quot;author&quot; : [ { &quot;family&quot; : &quot;Kolmogorov&quot;, &quot;given&quot; : &quot;A N&quot; } ], &quot;container-title&quot; : &quot;G Inst Ital Attuari&quot;, &quot;id&quot; : &quot;ITEM-1&quot;, &quot;issued&quot; : { &quot;date-parts&quot; : [ [ &quot;1933&quot; ] ] }, &quot;page&quot; : &quot;83-91&quot;, &quot;title&quot; : &quot;Sulla determinazione empirica di una legge di distribuzione&quot;, &quot;type&quot; : &quot;article-journal&quot;, &quot;volume&quot; : &quot;4&quot; }, &quot;uris&quot; : [ &quot;http://www.mendeley.com/documents/?uuid=24de6fd8-19d5-410a-aa8a-b2e4e4d69b00&quot; ] } ], &quot;mendeley&quot; : { &quot;previouslyFormattedCitation&quot; : &quot;[13]&quot; }, &quot;properties&quot; : { &quot;noteIndex&quot; : 0 }, &quot;schema&quot; : &quot;https://github.com/citation-style-language/schema/raw/master/csl-citation.json&quot; }  RND4Ke0TVTqmi"/>⁠ and Anderson – Darling<text:reference-mark-start text:name="ADDIN Mendeley Citation{c2dd9016-24c0-4329-9765-b1defe80c752} CSL_CITATION  { &quot;citationItems&quot; : [ { &quot;id&quot; : &quot;ITEM-1&quot;, &quot;itemData&quot; : { &quot;author&quot; : [ { &quot;family&quot; : &quot;Anderson&quot;, &quot;given&quot; : &quot;TW&quot; }, { &quot;family&quot; : &quot;Darling&quot;, &quot;given&quot; : &quot;DA&quot; } ], &quot;container-title&quot; : &quot;The Annals of Mathematical Statistics&quot;, &quot;id&quot; : &quot;ITEM-1&quot;, &quot;issued&quot; : { &quot;date-parts&quot; : [ [ &quot;1952&quot; ] ] }, &quot;title&quot; : &quot;Asymptotic theory of certain \&quot; goodness of fit\&quot; criteria based on stochastic processes&quot;, &quot;type&quot; : &quot;article-journal&quot; }, &quot;uris&quot; : [ &quot;http://www.mendeley.com/documents/?uuid=c2dd9016-24c0-4329-9765-b1defe80c752&quot; ] } ], &quot;mendeley&quot; : { &quot;previouslyFormattedCitation&quot; : &quot;[14]&quot; }, &quot;properties&quot; : { &quot;noteIndex&quot; : 0 }, &quot;schema&quot; : &quot;https://github.com/citation-style-language/schema/raw/master/csl-citation.json&quot; }  RNDcaoo7kYbkr"/>[14]<text:reference-mark-end text:name="ADDIN Mendeley Citation{c2dd9016-24c0-4329-9765-b1defe80c752} CSL_CITATION  { &quot;citationItems&quot; : [ { &quot;id&quot; : &quot;ITEM-1&quot;, &quot;itemData&quot; : { &quot;author&quot; : [ { &quot;family&quot; : &quot;Anderson&quot;, &quot;given&quot; : &quot;TW&quot; }, { &quot;family&quot; : &quot;Darling&quot;, &quot;given&quot; : &quot;DA&quot; } ], &quot;container-title&quot; : &quot;The Annals of Mathematical Statistics&quot;, &quot;id&quot; : &quot;ITEM-1&quot;, &quot;issued&quot; : { &quot;date-parts&quot; : [ [ &quot;1952&quot; ] ] }, &quot;title&quot; : &quot;Asymptotic theory of certain \&quot; goodness of fit\&quot; criteria based on stochastic processes&quot;, &quot;type&quot; : &quot;article-journal&quot; }, &quot;uris&quot; : [ &quot;http://www.mendeley.com/documents/?uuid=c2dd9016-24c0-4329-9765-b1defe80c752&quot; ] } ], &quot;mendeley&quot; : { &quot;previouslyFormattedCitation&quot; : &quot;[14]&quot; }, &quot;properties&quot; : { &quot;noteIndex&quot; : 0 }, &quot;schema&quot; : &quot;https://github.com/citation-style-language/schema/raw/master/csl-citation.json&quot; }  RNDcaoo7kYbkr"/>⁠, which require the distribution function of the data. Although these tests apply for continuous distributions of data, we will make some adaptation in order to apply for our case: consider the targets as part of a continuous distribution as well and compute the values for both the targets and predicted values. The comparison of the two can give an insight about whether they ar part of the same distribution.</text:p>
      <text:p text:style-name="P41">The common empirical cummulative data distribution function can be defined like the following:</text:p>
      <text:p text:style-name="P41"><draw:frame draw:style-name="fr1" draw:name="Object29" text:anchor-type="as-char" svg:width="4.267cm" svg:height="1.139cm" draw:z-index="111"><draw:object xlink:href="./Object 29" xlink:type="simple" xlink:show="embed" xlink:actuate="onLoad"/><draw:image xlink:href="./ObjectReplacements/Object 29" xlink:type="simple" xlink:show="embed" xlink:actuate="onLoad"/></draw:frame>; where <text:span text:style-name="T3">n</text:span> is the number of data samples and <text:span text:style-name="T3">d</text:span> are the samples (the targets). <text:span text:style-name="T11">1</text:span> is the function that returns 1 is the condition is true or 0 otherwise. We can observe F is a probability so it will be in the range [0, 1].</text:p>
      <text:p text:style-name="P41">F<text:span text:style-name="T8">n</text:span> can then be used in the tests.</text:p>
      <text:p text:style-name="P41">For the both tests, the result of the test has to be compared with a critical value specific to the target distribution. If the computed statistic is greated then the critical value, then we can reject the null hypothesis that the samples are from the same distribution, and accept the alternative, that they are from a different distribution. The critical values are standard for certain distributions like the <text:span text:style-name="T3">normal distribution</text:span>. Because the distribution of the targets – time series is unknown, this value has to be determined empirically.</text:p>
      <text:p text:style-name="P41">The Kolmogorov – Smirnov test ( abbreviated KS ) has the advantage of being independant of the actual values of the series and distribution, so the statistic itself is absolute. Another important advantage is being exact: compared to root mean square tests or chi-squared tests, KS does not require an adequate size of data, it can be computed with decent results for any size of data. A disadvantage for KS is that it favorises mostly the center of the data and leaves the edges with less influence on the result. </text:p>
      <text:p text:style-name="P41">The KS statistic is defined as:</text:p>
      <text:p text:style-name="P41"><draw:frame draw:style-name="fr1" draw:name="Object30" text:anchor-type="as-char" svg:width="4.572cm" svg:height="0.746cm" draw:z-index="112"><draw:object xlink:href="./Object 30" xlink:type="simple" xlink:show="embed" xlink:actuate="onLoad"/><draw:image xlink:href="./ObjectReplacements/Object 30" xlink:type="simple" xlink:show="embed" xlink:actuate="onLoad"/></draw:frame></text:p>
      <text:p text:style-name="P41">where F<text:span text:style-name="T8">1</text:span> and F<text:span text:style-name="T8">2</text:span> are the empirical distribution functions for the two series.</text:p>
      <text:p text:style-name="P41">The formula looks pretty simple and it basically finds the largest difference in absolute value between the cummulated distribution functions: the point where the cummulated error reaches the maximum.</text:p>
      <text:p text:style-name="P41">The Anderson – Darling test ( abbreviated AD ) starts from KS but it has a better coverage of the data outside the center : the head and the tail of the series.</text:p>
      <text:p text:style-name="P41"><draw:frame draw:style-name="fr1" draw:name="Object31" text:anchor-type="as-char" svg:width="8.811cm" svg:height="1.139cm" draw:z-index="152"><draw:object xlink:href="./Object 31" xlink:type="simple" xlink:show="embed" xlink:actuate="onLoad"/><draw:image xlink:href="./ObjectReplacements/Object 31" xlink:type="simple" xlink:show="embed" xlink:actuate="onLoad"/></draw:frame>;</text:p>
      <text:p text:style-name="P41">In this case the <text:span text:style-name="T3">y</text:span> are the predictions and <text:span text:style-name="T3">F</text:span> is the distribution of the targets. This adaptation is required because the original distribution is unknown, but we have it's cummulated distribution <text:soft-page-break/>function.</text:p>
      <text:p text:style-name="P41">In conclusion, the analysis of a time series prediction would require the computation of the above functions and tests and compare them. This would give us a certain amount of information that we would require in order to say if a prediction is better or worse than another.</text:p>
      <text:p text:style-name="P41"/>
      <text:h text:style-name="P52" text:outline-level="1"/>
      <text:h text:style-name="Heading_20_1" text:outline-level="1"/>
      <text:h text:style-name="P53" text:outline-level="1">4. Application architecture and implementation details</text:h>
      <text:p text:style-name="Text_20_body"/>
      <text:p text:style-name="P17"><draw:frame text:anchor-type="paragraph" draw:z-index="105" draw:style-name="gr24" svg:width="7.43cm" svg:height="4.418cm" svg:x="1.803cm" svg:y="6.324cm"><draw:text-box><text:p/></draw:text-box></draw:frame>The application is a NARX simulator, that can also fall back to any of the described architectures in Section 3.2. The simulator is written in C++ and uses the Qt<text:note text:id="ftn1" text:note-class="footnote"><text:note-citation>1</text:note-citation><text:note-body><text:p text:style-name="Footnote">http://qt.nokia.com</text:p></text:note-body></text:note> graphical library for the interface. The tests can be run on both generated series and on real data. Figure 5 presents the architecture.</text:p>
      <text:p text:style-name="P17"/>
      <text:p text:style-name="P17"><draw:rect text:anchor-type="paragraph" draw:z-index="108" draw:style-name="gr22" draw:text-style-name="P57" svg:width="2.199cm" svg:height="6.868cm" svg:x="8.927cm" svg:y="0.086cm"><text:p/></draw:rect><draw:rect text:anchor-type="paragraph" draw:z-index="110" draw:style-name="gr22" draw:text-style-name="P57" svg:width="2.199cm" svg:height="6.906cm" svg:x="11.654cm" svg:y="0.026cm"><text:p/></draw:rect><draw:rect text:anchor-type="paragraph" draw:z-index="143" draw:style-name="gr22" draw:text-style-name="P57" svg:width="2.077cm" svg:height="6.906cm" svg:x="14.443cm" svg:y="0.037cm"><text:p/></draw:rect><draw:rect text:anchor-type="paragraph" draw:z-index="95" draw:style-name="gr2" draw:text-style-name="P57" svg:width="3.095cm" svg:height="1.405cm" svg:x="1.314cm" svg:y="-0.035cm"><text:p/></draw:rect><draw:frame text:anchor-type="paragraph" draw:z-index="96" draw:style-name="gr21" svg:width="2.707cm" svg:height="0.876cm" svg:x="1.6cm" svg:y="0.187cm"><draw:text-box><text:p>Series generator</text:p></draw:text-box></draw:frame><draw:rect text:anchor-type="paragraph" draw:z-index="97" draw:style-name="gr2" draw:text-style-name="P57" svg:width="3.095cm" svg:height="1.405cm" svg:x="4.856cm" svg:y="-0.056cm"><text:p/></draw:rect><draw:frame text:anchor-type="paragraph" draw:z-index="98" draw:style-name="gr21" svg:width="1.996cm" svg:height="0.876cm" svg:x="5.507cm" svg:y="0.228cm"><draw:text-box><text:p>Real data</text:p></draw:text-box></draw:frame><draw:rect text:anchor-type="paragraph" draw:z-index="99" draw:style-name="gr22" draw:text-style-name="P57" svg:width="7.287cm" svg:height="2.578cm" svg:x="1.03cm" svg:y="-0.118cm"><text:p/></draw:rect></text:p>
      <text:p text:style-name="P17"/>
      <text:p text:style-name="P17"><draw:frame text:anchor-type="paragraph" draw:z-index="100" draw:style-name="gr12" svg:width="3.013cm" svg:height="0.754cm" svg:x="3.574cm" svg:y="0.175cm"><draw:text-box><text:p>Input module</text:p></draw:text-box></draw:frame></text:p>
      <text:p text:style-name="P17"><draw:line text:anchor-type="paragraph" draw:z-index="135" draw:style-name="gr27" draw:text-style-name="P57" svg:x1="4.773cm" svg:y1="0.363cm" svg:x2="4.773cm" svg:y2="1.226cm"><text:p/></draw:line></text:p>
      <text:p text:style-name="P17"><draw:line text:anchor-type="paragraph" draw:z-index="140" draw:style-name="gr27" draw:text-style-name="P57" svg:x1="11.125cm" svg:y1="0.229cm" svg:x2="11.654cm" svg:y2="0.229cm"><text:p/></draw:line><draw:frame text:anchor-type="paragraph" draw:z-index="109" draw:style-name="gr26" svg:width="1.364cm" svg:height="1.061cm" svg:x="9.477cm" svg:y="0.162cm"><draw:text-box><text:p>Training module</text:p></draw:text-box></draw:frame><draw:frame text:anchor-type="paragraph" draw:z-index="113" draw:style-name="gr26" svg:width="1.77cm" svg:height="1.061cm" svg:x="11.859cm" svg:y="0.162cm"><draw:text-box><text:p>Evaluation module</text:p></draw:text-box></draw:frame><draw:line text:anchor-type="paragraph" draw:z-index="144" draw:style-name="gr27" draw:text-style-name="P57" svg:x1="13.852cm" svg:y1="0.171cm" svg:x2="14.381cm" svg:y2="0.171cm"><text:p/></draw:line><draw:frame text:anchor-type="paragraph" draw:z-index="145" draw:style-name="gr26" svg:width="1.77cm" svg:height="1.061cm" svg:x="14.626cm" svg:y="0.086cm"><draw:text-box><text:p>Logging module</text:p></draw:text-box></draw:frame></text:p>
      <text:p text:style-name="P17"><draw:rect text:anchor-type="paragraph" draw:z-index="106" draw:style-name="gr22" draw:text-style-name="P57" svg:width="7.492cm" svg:height="3.617cm" svg:x="0.988cm" svg:y="-0.171cm"><text:p/></draw:rect><draw:rect text:anchor-type="paragraph" draw:z-index="101" draw:style-name="gr2" draw:text-style-name="P57" svg:width="7.183cm" svg:height="1.14cm" svg:x="1.113cm" svg:y="-0.028cm"><text:p/></draw:rect><draw:frame text:anchor-type="paragraph" draw:z-index="102" draw:style-name="gr12" svg:width="4.232cm" svg:height="0.754cm" svg:x="2.963cm" svg:y="0.196cm"><draw:text-box><text:p>NARX customization</text:p></draw:text-box></draw:frame></text:p>
      <text:p text:style-name="P17"><draw:line text:anchor-type="paragraph" draw:z-index="138" draw:style-name="gr27" draw:text-style-name="P57" svg:x1="11.125cm" svg:y1="-0.136cm" svg:x2="11.654cm" svg:y2="-0.136cm"><text:p/></draw:line><draw:line text:anchor-type="paragraph" draw:z-index="146" draw:style-name="gr27" draw:text-style-name="P57" svg:x1="13.852cm" svg:y1="-0.113cm" svg:x2="14.381cm" svg:y2="-0.113cm"><text:p/></draw:line></text:p>
      <text:p text:style-name="P17"><draw:line text:anchor-type="paragraph" draw:z-index="137" draw:style-name="gr27" draw:text-style-name="P57" svg:x1="8.479cm" svg:y1="0.374cm" svg:x2="8.927cm" svg:y2="0.374cm"><text:p/></draw:line><draw:line text:anchor-type="paragraph" draw:z-index="139" draw:style-name="gr27" draw:text-style-name="P57" svg:x1="11.125cm" svg:y1="0.183cm" svg:x2="11.654cm" svg:y2="0.183cm"><text:p/></draw:line><draw:rect text:anchor-type="paragraph" draw:z-index="103" draw:style-name="gr2" draw:text-style-name="P57" svg:width="7.183cm" svg:height="1.14cm" svg:x="1.092cm" svg:y="0cm"><text:p/></draw:rect><draw:frame text:anchor-type="paragraph" draw:z-index="104" draw:style-name="gr23" svg:width="3.724cm" svg:height="0.694cm" svg:x="3.085cm" svg:y="0.407cm"><draw:text-box><text:p>Architecture select</text:p></draw:text-box></draw:frame><draw:line text:anchor-type="paragraph" draw:z-index="147" draw:style-name="gr27" draw:text-style-name="P57" svg:x1="13.852cm" svg:y1="0.199cm" svg:x2="14.381cm" svg:y2="0.199cm"><text:p/></draw:line></text:p>
      <text:p text:style-name="P17"/>
      <text:p text:style-name="P17"><draw:frame text:anchor-type="paragraph" draw:z-index="107" draw:style-name="gr25" svg:width="3.867cm" svg:height="0.63cm" svg:x="2.902cm" svg:y="-0.072cm"><draw:text-box><text:p>System setup module</text:p></draw:text-box></draw:frame></text:p>
      <text:p text:style-name="P17"><draw:line text:anchor-type="paragraph" draw:z-index="136" draw:style-name="gr27" draw:text-style-name="P57" svg:x1="3.674cm" svg:y1="-0.048cm" svg:x2="3.674cm" svg:y2="0.46cm"><text:p/></draw:line><draw:line text:anchor-type="paragraph" draw:z-index="141" draw:style-name="gr27" draw:text-style-name="P57" svg:x1="12.732cm" svg:y1="-0.053cm" svg:x2="12.732cm" svg:y2="0.455cm"><text:p/></draw:line><draw:line text:anchor-type="paragraph" draw:z-index="142" draw:style-name="gr27" draw:text-style-name="P57" svg:x1="5.648cm" svg:y1="-0.048cm" svg:x2="5.648cm" svg:y2="0.46cm"><text:p/></draw:line><draw:rect text:anchor-type="paragraph" draw:z-index="114" draw:style-name="gr22" draw:text-style-name="P57" svg:width="15.548cm" svg:height="1.403cm" svg:x="0.991cm" svg:y="0.46cm"><text:p/></draw:rect><draw:line text:anchor-type="paragraph" draw:z-index="148" draw:style-name="gr27" draw:text-style-name="P57" svg:x1="15.48cm" svg:y1="-0.048cm" svg:x2="15.48cm" svg:y2="0.46cm"><text:p/></draw:line></text:p>
      <text:p text:style-name="P17"><draw:rect text:anchor-type="paragraph" draw:z-index="133" draw:style-name="gr2" draw:text-style-name="P57" svg:width="3.502cm" svg:height="1.077cm" svg:x="12.345cm" svg:y="-0.097cm"><text:p/></draw:rect><draw:frame text:anchor-type="paragraph" draw:z-index="134" draw:style-name="gr23" svg:width="1.793cm" svg:height="0.694cm" svg:x="13.547cm" svg:y="0.085cm"><draw:text-box><text:p>User</text:p></draw:text-box></draw:frame><draw:frame text:anchor-type="paragraph" draw:z-index="132" draw:style-name="gr25" svg:width="3.867cm" svg:height="0.63cm" svg:x="5.001cm" svg:y="0.22cm"><draw:text-box><text:p>Qt graphics module</text:p></draw:text-box></draw:frame></text:p>
      <text:p text:style-name="P17"/>
      <text:p text:style-name="P17"/>
      <text:p text:style-name="P21">Figure 5. The simulation engine architecture.</text:p>
      <text:p text:style-name="P21"/>
      <text:p text:style-name="P42">The input module consists in generating a time series or loading an existing one from file.</text:p>
      <text:h text:style-name="P52" text:outline-level="1"/>
      <text:h text:style-name="Heading_20_1" text:outline-level="1"/>
      <text:h text:style-name="P53" text:outline-level="1">5. Experimental results and performance evaluation</text:h>
      <text:p text:style-name="Text_20_body"/>
      <text:p text:style-name="P17"/>
      <text:h text:style-name="P52" text:outline-level="1"/>
      <text:h text:style-name="Heading_20_1" text:outline-level="1"/>
      <text:h text:style-name="P53" text:outline-level="1">5. Conclusions and future work</text:h>
      <text:p text:style-name="Text_20_body"/>
      <text:p text:style-name="P17"/>
      <text:p text:style-name="P19"/>
      <text:p text:style-name="P14"/>
      <text:p text:style-name="P14"/>
      <text:h text:style-name="P54" text:outline-level="1">Bibliography</text:h>
      <text:p text:style-name="P4"/>
      <text:p text:style-name="P4"/>
      <text:section text:style-name="Sect1" text:name="ADDIN Mendeley Bibliography CSL_BIBLIOGRAPHY  RNDIvMyTxqnsq">
        <text:p text:style-name="P51">[1] M. C. Mozer, “Neural net architectures for temporal sequence processing,” in <text:span text:style-name="T2">Santa Fe Workshop</text:span>, 2007, vol. 15.</text:p>
        <text:p text:style-name="P51">[2] J. D. Hamilton, <text:span text:style-name="T2">Time series analysis</text:span>, vol. 2. Cambridge Univ Press, 1994, pp. 18-1 to 18-63.</text:p>
        <text:p text:style-name="P51">[3] J. C. Principe, J. M. Kuo, and S. Celebi, “An analysis of the gamma memory in dynamic neural networks.,” <text:span text:style-name="T2">IEEE Transactions on Neural Networks</text:span>, vol. 5, no. 2, pp. 331-337, 1994.</text:p>
        <text:p text:style-name="P51">[4] P. Werbos, “Backpropagation through time: What it does and How to do it,” <text:span text:style-name="T2">Proceedings of the IEEE</text:span>, vol. 78, no. 10, pp. 1550-1560, 1990.</text:p>
        <text:p text:style-name="P51">[5] M. Bodén, “A guide to recurrent neural networks and backpropagation,” <text:span text:style-name="T2">The DALLAS project. Report from the NUTEK-supported project AIS-8, SICS. Holst: Application of data analysis with learning systems</text:span>, no. 2, pp. 1-10, 2001.</text:p>
        <text:p text:style-name="P51">[6] T. Lin, B. G. Horne, P. Tino, and C. L. Giles, “Learning long-term dependencies in NARX recurrent neural networks.,” <text:span text:style-name="T2">IEEE transactions on neural networks / a publication of the IEEE Neural Networks Council</text:span>, vol. 7, no. 6, pp. 1329-38, Jan. 1996.</text:p>
        <text:p text:style-name="P51">[7] H. T. Siegelmann, B. G. Horne, and C. L. Giles, “Computational capabilities of recurrent NARX neural networks.,” <text:span text:style-name="T2">IEEE transactions on systems, man, and cybernetics. Part B, Cybernetics : a publication of the IEEE Systems, Man, and Cybernetics Society</text:span>, vol. 27, no. 2, pp. 208-15, Jan. 1997.</text:p>
        <text:p text:style-name="P51">[8] J. Menezesjr and G. Barreto, “Long-term time series prediction with the NARX network: An empirical evaluation,” <text:span text:style-name="T2">Neurocomputing</text:span>, vol. 71, no. 16-18, pp. 3335-3343, Oct. 2008.</text:p>
        <text:p text:style-name="P51">[9] E. Diaconescu, “The use of NARX neural networks to predict chaotic time series,” <text:span text:style-name="T2">WSEAS Transactions on Computer Research</text:span>, vol. 3, no. 3, pp. 182–191, 2008.</text:p>
        <text:p text:style-name="P51">[10] H. Akaike, “A new look at statistical model identification,” <text:span text:style-name="T2">IEEE Transactions on Automatic Control</text:span>, vol. 19, no. 6, pp. 716-723, 1974.</text:p>
        <text:p text:style-name="P51">[11] S. Ingrassia, “Equivalent number of degrees of freedom for neural networks,” <text:span text:style-name="T2">Advances in Data Analysis</text:span>, no. 1, 2007.</text:p>
        <text:p text:style-name="P51">[12] K. Fukumizu, “Likelihood ratio of unidentifiable models and multilayer neural networks,” <text:span text:style-name="T2">The Annals of Statistics</text:span>, vol. 31, no. 3, pp. 833-851, 2003.</text:p>
        <text:p text:style-name="P51">[13] A. N. Kolmogorov, “Sulla determinazione empirica di una legge di distribuzione,” <text:span text:style-name="T2">G Inst Ital Attuari</text:span>, vol. 4, pp. 83-91, 1933.</text:p>
        <text:p text:style-name="P51">[14] T. Anderson and D. Darling, “Asymptotic theory of certain ‘ goodness of fit’ criteria based on stochastic processes,” <text:span text:style-name="T2">The Annals of Mathematical Statistics</text:span>, 1952. </text:p>
        <text:p text:style-name="P4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170H35M18S</meta:editing-duration>
    <meta:editing-cycles>217</meta:editing-cycles>
    <meta:generator>OpenOffice.org/3.1$Win32 OpenOffice.org_project/310m19$Build-9420</meta:generator>
    <dc:date>2012-05-05T18:19:15.85</dc:date>
    <dc:creator>Eugen Hristev</dc:creator>
    <meta:document-statistic meta:table-count="0" meta:image-count="0" meta:object-count="31" meta:page-count="19" meta:paragraph-count="170" meta:word-count="5348" meta:character-count="30872"/>
    <meta:user-defined meta:name="Info 1"/>
    <meta:user-defined meta:name="Info 2"/>
    <meta:user-defined meta:name="Info 3"/>
    <meta:user-defined meta:name="Info 4"/>
    <meta:user-defined meta:name="Mendeley Citation Style_1">http://www.zotero.org/styles/ieee</meta:user-defined>
    <meta:user-defined meta:name="Mendeley Document_1">True</meta:user-defined>
    <meta:user-defined meta:name="Mendeley User Name_1">eugenhristev@gmail.com@www.mendeley.com</meta:user-defined>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row>
            <math:mo math:stretchy="false">τ</math:mo>
            <math:mo math:stretchy="false">=</math:mo>
            <math:mn>1</math:mn>
          </math:mrow>
          <math:mi>t</math:mi>
        </math:munderover>
        <math:msub>
          <math:mi>c</math:mi>
          <math:mi>i</math:mi>
        </math:msub>
      </math:mrow>
      <math:mrow>
        <math:mo math:stretchy="false">(</math:mo>
        <math:mrow>
          <math:mi>t</math:mi>
          <math:mo math:stretchy="false">−</math:mo>
          <math:mo math:stretchy="false">τ</math:mo>
        </math:mrow>
        <math:mo math:stretchy="false">)</math:mo>
      </math:mrow>
      <math:mi>x</math:mi>
      <math:mrow>
        <math:mo math:stretchy="false">(</math:mo>
        <math:mo math:stretchy="false">τ</math:mo>
        <math:mo math:stretchy="false">)</math:mo>
      </math:mrow>
    </math:mrow>
    <math:annotation math:encoding="StarMath 5.0">sum from{  {  %tau} =1} to{t} c sub i(t-%tau)x(%tau)  </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exists</math:annotation>
  </math:semantics>
</math:math>
</file>

<file path=Object 11/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3/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4/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5/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7/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8/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content.xml><?xml version="1.0" encoding="utf-8"?>
<!DOCTYPE math  PUBLIC '-//OpenOffice.org//DTD Modified W3C MathML 1.01//EN'  'math.dtd'>
<math:math xmlns:math="http://www.w3.org/1998/Math/MathML">
  <math:semantics>
    <math:mrow>
      <math:mfenced math:open="" math:close="">
        <math:mtable>
          <math:mtr>
            <math:mtd>
              <math:mi>t</math:mi>
            </math:mtd>
          </math:mtr>
          <math:mtr>
            <math:mtd>
              <math:msub>
                <math:mi>w</math:mi>
                <math:mi>i</math:mi>
              </math:msub>
            </math:mtd>
          </math:mtr>
        </math:mtable>
      </math:mfenced>
      <math:msup>
        <math:mrow>
          <math:mo math:stretchy="false">(</math:mo>
          <math:mrow>
            <math:mn>1</math:mn>
            <math:mo math:stretchy="false">−</math:mo>
            <math:msub>
              <math:mo math:stretchy="false">μ</math:mo>
              <math:mi>i</math:mi>
            </math:msub>
          </math:mrow>
          <math:mo math:stretchy="false">)</math:mo>
        </math:mrow>
        <math:mrow>
          <math:mo math:stretchy="false">(</math:mo>
          <math:mrow>
            <math:msub>
              <math:mi>w</math:mi>
              <math:mi>i</math:mi>
            </math:msub>
            <math:mo math:stretchy="false">+</math:mo>
            <math:mn>1</math:mn>
          </math:mrow>
          <math:mo math:stretchy="false">)</math:mo>
        </math:mrow>
      </math:msup>
      <math:msubsup>
        <math:mo math:stretchy="false">μ</math:mo>
        <math:mi>i</math:mi>
        <math:mrow>
          <math:mo math:stretchy="false">(</math:mo>
          <math:mrow>
            <math:mi>t</math:mi>
            <math:mo math:stretchy="false">−</math:mo>
            <math:msub>
              <math:mi>w</math:mi>
              <math:mi>i</math:mi>
            </math:msub>
          </math:mrow>
          <math:mo math:stretchy="false">)</math:mo>
        </math:mrow>
      </math:msubsup>
      <math:mi>,</math:mi>
      <math:mrow>
        <math:mi>t</math:mi>
        <math:mo math:stretchy="false">≥</math:mo>
        <math:msub>
          <math:mi>w</math:mi>
          <math:mi>i</math:mi>
        </math:msub>
      </math:mrow>
    </math:mrow>
    <math:annotation math:encoding="StarMath 5.0">left( matrix{t##w_i}right) (1-%mu_i)^(w_i+1)%mu_i^(t-w_i), t geslant w_i </math:annotation>
  </math:semantics>
</math:math>
</file>

<file path=Object 20/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1/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3/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4/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5/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6/content.xml><?xml version="1.0" encoding="utf-8"?>
<!DOCTYPE math  PUBLIC '-//OpenOffice.org//DTD Modified W3C MathML 1.01//EN'  'math.dtd'>
<math:math xmlns:math="http://www.w3.org/1998/Math/MathML">
  <math:semantics>
    <math:mrow>
      <math:mrow>
        <math:msub>
          <math:mi>f</math:mi>
          <math:mn>1</math:mn>
        </math:msub>
        <math:mo math:stretchy="false">=</math:mo>
        <math:mrow>
          <math:munderover>
            <math:mo math:stretchy="false">∑</math:mo>
            <math:mrow>
              <math:mi>t</math:mi>
              <math:mo math:stretchy="false">=</math:mo>
              <math:mn>1</math:mn>
            </math:mrow>
            <math:mi>n</math:mi>
          </math:munderover>
          <math:msqrt>
            <math:mrow>
              <math:msup>
                <math:mrow>
                  <math:mo math:stretchy="false">(</math:mo>
                  <math:mrow>
                    <math:mi>y</math:mi>
                    <math:mrow>
                      <math:mo math:stretchy="false">(</math:mo>
                      <math:mi>t</math:mi>
                      <math:mo math:stretchy="false">)</math:mo>
                    </math:mrow>
                  </math:mrow>
                  <math:mo math:stretchy="false">)</math:mo>
                </math:mrow>
                <math:mn>2</math:mn>
              </math:msup>
              <math:mo math:stretchy="false">−</math:mo>
              <math:msup>
                <math:mrow>
                  <math:mo math:stretchy="false">(</math:mo>
                  <math:mrow>
                    <math:mi>d</math:mi>
                    <math:mrow>
                      <math:mo math:stretchy="false">(</math:mo>
                      <math:mi>t</math:mi>
                      <math:mo math:stretchy="false">)</math:mo>
                    </math:mrow>
                  </math:mrow>
                  <math:mo math:stretchy="false">)</math:mo>
                </math:mrow>
                <math:mn>2</math:mn>
              </math:msup>
            </math:mrow>
          </math:msqrt>
        </math:mrow>
      </math:mrow>
      <math:mi>;</math:mi>
    </math:mrow>
    <math:annotation math:encoding="StarMath 5.0">f_1 = sum from{t = 1} to {n}   sqrt {(y(t))^2 - (d(t))^2 };
</math:annotation>
  </math:semantics>
</math:math>
</file>

<file path=Object 27/content.xml><?xml version="1.0" encoding="utf-8"?>
<!DOCTYPE math  PUBLIC '-//OpenOffice.org//DTD Modified W3C MathML 1.01//EN'  'math.dtd'>
<math:math xmlns:math="http://www.w3.org/1998/Math/MathML">
  <math:semantics>
    <math:mrow>
      <math:mrow>
        <math:msub>
          <math:mi>f</math:mi>
          <math:mn>2</math:mn>
        </math:msub>
        <math:mo math:stretchy="false">=</math:mo>
        <math:mfrac>
          <math:mrow>
            <math:munderover>
              <math:mo math:stretchy="false">∑</math:mo>
              <math:mrow>
                <math:mi>t</math:mi>
                <math:mo math:stretchy="false">=</math:mo>
                <math:mn>1</math:mn>
              </math:mrow>
              <math:mi>n</math:mi>
            </math:munderover>
            <math:msqrt>
              <math:mrow>
                <math:msup>
                  <math:mrow>
                    <math:mo math:stretchy="false">(</math:mo>
                    <math:mrow>
                      <math:mi>y</math:mi>
                      <math:mrow>
                        <math:mo math:stretchy="false">(</math:mo>
                        <math:mi>t</math:mi>
                        <math:mo math:stretchy="false">)</math:mo>
                      </math:mrow>
                    </math:mrow>
                    <math:mo math:stretchy="false">)</math:mo>
                  </math:mrow>
                  <math:mn>2</math:mn>
                </math:msup>
                <math:mo math:stretchy="false">−</math:mo>
                <math:msup>
                  <math:mrow>
                    <math:mo math:stretchy="false">(</math:mo>
                    <math:mrow>
                      <math:mi>d</math:mi>
                      <math:mrow>
                        <math:mo math:stretchy="false">(</math:mo>
                        <math:mi>t</math:mi>
                        <math:mo math:stretchy="false">)</math:mo>
                      </math:mrow>
                    </math:mrow>
                    <math:mo math:stretchy="false">)</math:mo>
                  </math:mrow>
                  <math:mn>2</math:mn>
                </math:msup>
              </math:mrow>
            </math:msqrt>
          </math:mrow>
          <math:mi>n</math:mi>
        </math:mfrac>
      </math:mrow>
      <math:mi>;</math:mi>
    </math:mrow>
    <math:annotation math:encoding="StarMath 5.0">f_2 = sum from{t = 1} to {n}   sqrt {(y(t))^2 - (d(t))^2 } over n;
</math:annotation>
  </math:semantics>
</math:math>
</file>

<file path=Object 28/content.xml><?xml version="1.0" encoding="utf-8"?>
<!DOCTYPE math  PUBLIC '-//OpenOffice.org//DTD Modified W3C MathML 1.01//EN'  'math.dtd'>
<math:math xmlns:math="http://www.w3.org/1998/Math/MathML">
  <math:semantics>
    <math:mrow>
      <math:mrow>
        <math:mrow>
          <math:msub>
            <math:mi>f</math:mi>
            <math:mn>3</math:mn>
          </math:msub>
          <math:mo math:stretchy="false">=</math:mo>
          <math:mfrac>
            <math:mrow>
              <math:munderover>
                <math:mo math:stretchy="false">∑</math:mo>
                <math:mrow>
                  <math:mi>t</math:mi>
                  <math:mo math:stretchy="false">=</math:mo>
                  <math:mn>1</math:mn>
                </math:mrow>
                <math:mi>n</math:mi>
              </math:munderover>
              <math:msqrt>
                <math:mrow>
                  <math:msup>
                    <math:mrow>
                      <math:mo math:stretchy="false">(</math:mo>
                      <math:mrow>
                        <math:mi>y</math:mi>
                        <math:mrow>
                          <math:mo math:stretchy="false">(</math:mo>
                          <math:mi>t</math:mi>
                          <math:mo math:stretchy="false">)</math:mo>
                        </math:mrow>
                      </math:mrow>
                      <math:mo math:stretchy="false">)</math:mo>
                    </math:mrow>
                    <math:mn>2</math:mn>
                  </math:msup>
                  <math:mo math:stretchy="false">−</math:mo>
                  <math:msup>
                    <math:mrow>
                      <math:mo math:stretchy="false">(</math:mo>
                      <math:mrow>
                        <math:mi>d</math:mi>
                        <math:mrow>
                          <math:mo math:stretchy="false">(</math:mo>
                          <math:mi>t</math:mi>
                          <math:mo math:stretchy="false">)</math:mo>
                        </math:mrow>
                      </math:mrow>
                      <math:mo math:stretchy="false">)</math:mo>
                    </math:mrow>
                    <math:mn>2</math:mn>
                  </math:msup>
                </math:mrow>
              </math:msqrt>
            </math:mrow>
            <math:mfrac>
              <math:mrow>
                <math:mi>n</math:mi>
                <math:mo math:stretchy="false">⋅</math:mo>
                <math:mrow>
                  <math:mrow>
                    <math:munderover>
                      <math:mo math:stretchy="false">∑</math:mo>
                      <math:mrow>
                        <math:mi>i</math:mi>
                        <math:mo math:stretchy="false">=</math:mo>
                        <math:mn>1</math:mn>
                      </math:mrow>
                      <math:mi>n</math:mi>
                    </math:munderover>
                    <math:mi>d</math:mi>
                  </math:mrow>
                  <math:mrow>
                    <math:mo math:stretchy="false">(</math:mo>
                    <math:mi>i</math:mi>
                    <math:mo math:stretchy="false">)</math:mo>
                  </math:mrow>
                </math:mrow>
              </math:mrow>
              <math:mi>n</math:mi>
            </math:mfrac>
          </math:mfrac>
        </math:mrow>
        <math:mo math:stretchy="false">=</math:mo>
        <math:mfrac>
          <math:mrow>
            <math:munderover>
              <math:mo math:stretchy="false">∑</math:mo>
              <math:mrow>
                <math:mi>t</math:mi>
                <math:mo math:stretchy="false">=</math:mo>
                <math:mn>1</math:mn>
              </math:mrow>
              <math:mi>n</math:mi>
            </math:munderover>
            <math:msqrt>
              <math:mrow>
                <math:msup>
                  <math:mrow>
                    <math:mo math:stretchy="false">(</math:mo>
                    <math:mrow>
                      <math:mi>y</math:mi>
                      <math:mrow>
                        <math:mo math:stretchy="false">(</math:mo>
                        <math:mi>t</math:mi>
                        <math:mo math:stretchy="false">)</math:mo>
                      </math:mrow>
                    </math:mrow>
                    <math:mo math:stretchy="false">)</math:mo>
                  </math:mrow>
                  <math:mn>2</math:mn>
                </math:msup>
                <math:mo math:stretchy="false">−</math:mo>
                <math:msup>
                  <math:mrow>
                    <math:mo math:stretchy="false">(</math:mo>
                    <math:mrow>
                      <math:mi>d</math:mi>
                      <math:mrow>
                        <math:mo math:stretchy="false">(</math:mo>
                        <math:mi>t</math:mi>
                        <math:mo math:stretchy="false">)</math:mo>
                      </math:mrow>
                    </math:mrow>
                    <math:mo math:stretchy="false">)</math:mo>
                  </math:mrow>
                  <math:mn>2</math:mn>
                </math:msup>
              </math:mrow>
            </math:msqrt>
          </math:mrow>
          <math:mrow>
            <math:mrow>
              <math:munderover>
                <math:mo math:stretchy="false">∑</math:mo>
                <math:mrow>
                  <math:mi>i</math:mi>
                  <math:mo math:stretchy="false">=</math:mo>
                  <math:mn>1</math:mn>
                </math:mrow>
                <math:mi>n</math:mi>
              </math:munderover>
              <math:mi>d</math:mi>
            </math:mrow>
            <math:mrow>
              <math:mo math:stretchy="false">(</math:mo>
              <math:mi>i</math:mi>
              <math:mo math:stretchy="false">)</math:mo>
            </math:mrow>
          </math:mrow>
        </math:mfrac>
      </math:mrow>
      <math:mi>;</math:mi>
    </math:mrow>
    <math:annotation math:encoding="StarMath 5.0">f_3 = sum from{t = 1} to {n}   sqrt {(y(t))^2 - (d(t))^2 } over { n cdot { sum from {i=1} to {n} d(i)} over n } = sum from{t = 1} to {n}   sqrt {(y(t))^2 - (d(t))^2 } over {  { sum from {i=1} to {n} d(i)}};
</math:annotation>
  </math:semantics>
</math:math>
</file>

<file path=Object 29/content.xml><?xml version="1.0" encoding="utf-8"?>
<!DOCTYPE math  PUBLIC '-//OpenOffice.org//DTD Modified W3C MathML 1.01//EN'  'math.dtd'>
<math:math xmlns:math="http://www.w3.org/1998/Math/MathML">
  <math:semantics>
    <math:mrow>
      <math:msub>
        <math:mi>F</math:mi>
        <math:mi>n</math:mi>
      </math:msub>
      <math:mrow>
        <math:mrow>
          <math:mo math:stretchy="false">(</math:mo>
          <math:mi>t</math:mi>
          <math:mo math:stretchy="false">)</math:mo>
        </math:mrow>
        <math:mo math:stretchy="false">=</math:mo>
        <math:mfrac>
          <math:mn>1</math:mn>
          <math:mi>n</math:mi>
        </math:mfrac>
      </math:mrow>
      <math:mrow>
        <math:munderover>
          <math:mo math:stretchy="false">∑</math:mo>
          <math:mrow>
            <math:mi>i</math:mi>
            <math:mo math:stretchy="false">=</math:mo>
            <math:mn>1</math:mn>
          </math:mrow>
          <math:mi>t</math:mi>
        </math:munderover>
        <math:mrow>
          <math:mstyle math:fontweight="bold">
            <math:mrow>
              <math:mn>1</math:mn>
            </math:mrow>
          </math:mstyle>
          <math:mrow>
            <math:mo math:stretchy="false">{</math:mo>
            <math:mrow>
              <math:mi>d</math:mi>
              <math:mrow>
                <math:mrow>
                  <math:mo math:stretchy="false">(</math:mo>
                  <math:mi>i</math:mi>
                  <math:mo math:stretchy="false">)</math:mo>
                </math:mrow>
                <math:mo math:stretchy="false">&lt;</math:mo>
                <math:mi>t</math:mi>
              </math:mrow>
            </math:mrow>
            <math:mo math:stretchy="false">}</math:mo>
          </math:mrow>
        </math:mrow>
      </math:mrow>
    </math:mrow>
    <math:annotation math:encoding="StarMath 5.0">F_n (t) = 1 over n sum from {i = 1} to {t} { bold 1 lbrace d(i) &lt; t rbrace }</math:annotation>
  </math:semantics>
</math:math>
</file>

<file path=Object 3/content.xml><?xml version="1.0" encoding="utf-8"?>
<!DOCTYPE math  PUBLIC '-//OpenOffice.org//DTD Modified W3C MathML 1.01//EN'  'math.dtd'>
<math:math xmlns:math="http://www.w3.org/1998/Math/MathML">
  <math:semantics>
    <math:mrow>
      <math:mn>0,</math:mn>
      <math:mrow>
        <math:mi>t</math:mi>
        <math:mo math:stretchy="false">&lt;</math:mo>
        <math:msub>
          <math:mi>w</math:mi>
          <math:mi>i</math:mi>
        </math:msub>
      </math:mrow>
    </math:mrow>
    <math:annotation math:encoding="StarMath 5.0">0, t &lt; w_i  </math:annotation>
  </math:semantics>
</math:math>
</file>

<file path=Object 30/content.xml><?xml version="1.0" encoding="utf-8"?>
<!DOCTYPE math  PUBLIC '-//OpenOffice.org//DTD Modified W3C MathML 1.01//EN'  'math.dtd'>
<math:math xmlns:math="http://www.w3.org/1998/Math/MathML">
  <math:semantics>
    <math:mrow>
      <math:mrow>
        <math:msub>
          <math:mi>f</math:mi>
          <math:mi math:fontstyle="italic">KS</math:mi>
        </math:msub>
        <math:mo math:stretchy="false">=</math:mo>
        <math:munder>
          <math:mi math:fontstyle="italic">max</math:mi>
          <math:mi>i</math:mi>
        </math:munder>
      </math:mrow>
      <math:mrow>
        <math:mo math:stretchy="false">∣</math:mo>
        <math:mrow>
          <math:msub>
            <math:mi>F</math:mi>
            <math:mn>1</math:mn>
          </math:msub>
          <math:mrow>
            <math:mrow>
              <math:mo math:stretchy="false">(</math:mo>
              <math:mi>i</math:mi>
              <math:mo math:stretchy="false">)</math:mo>
            </math:mrow>
            <math:mo math:stretchy="false">−</math:mo>
            <math:msub>
              <math:mi>F</math:mi>
              <math:mn>2</math:mn>
            </math:msub>
          </math:mrow>
          <math:mrow>
            <math:mo math:stretchy="false">(</math:mo>
            <math:mi>i</math:mi>
            <math:mo math:stretchy="false">)</math:mo>
          </math:mrow>
        </math:mrow>
        <math:mo math:stretchy="false">∣</math:mo>
      </math:mrow>
      <math:mi>;</math:mi>
    </math:mrow>
    <math:annotation math:encoding="StarMath 5.0"> f_KS =  max  csub {i} {lline F_1(i) - F_2(i) rline } ;</math:annotation>
  </math:semantics>
</math:math>
</file>

<file path=Object 31/content.xml><?xml version="1.0" encoding="utf-8"?>
<!DOCTYPE math  PUBLIC '-//OpenOffice.org//DTD Modified W3C MathML 1.01//EN'  'math.dtd'>
<math:math xmlns:math="http://www.w3.org/1998/Math/MathML">
  <math:semantics>
    <math:mrow>
      <math:msub>
        <math:mi>f</math:mi>
        <math:mi math:fontstyle="italic">AD</math:mi>
      </math:msub>
      <math:mo math:stretchy="false">=</math:mo>
      <math:mrow>
        <math:mrow>
          <math:mo math:stretchy="false">−</math:mo>
          <math:mi>N</math:mi>
        </math:mrow>
        <math:mo math:stretchy="false">−</math:mo>
        <math:mrow>
          <math:munderover>
            <math:mo math:stretchy="false">∑</math:mo>
            <math:mrow>
              <math:mi>i</math:mi>
              <math:mo math:stretchy="false">=</math:mo>
              <math:mn>1</math:mn>
            </math:mrow>
            <math:mi>N</math:mi>
          </math:munderover>
          <math:mrow>
            <math:mfrac>
              <math:mrow>
                <math:mrow>
                  <math:mn>2</math:mn>
                  <math:mo math:stretchy="false">⋅</math:mo>
                  <math:mi>i</math:mi>
                </math:mrow>
                <math:mo math:stretchy="false">−</math:mo>
                <math:mn>1</math:mn>
              </math:mrow>
              <math:mi>N</math:mi>
            </math:mfrac>
            <math:mrow>
              <math:mo math:stretchy="false">[</math:mo>
              <math:mrow>
                <math:mi>ln</math:mi>
                <math:mi>F</math:mi>
                <math:mrow>
                  <math:mrow>
                    <math:mo math:stretchy="false">(</math:mo>
                    <math:msub>
                      <math:mi>y</math:mi>
                      <math:mi>i</math:mi>
                    </math:msub>
                    <math:mo math:stretchy="false">)</math:mo>
                  </math:mrow>
                  <math:mo math:stretchy="false">+</math:mo>
                  <math:mi>ln</math:mi>
                </math:mrow>
                <math:mi>F</math:mi>
                <math:mrow>
                  <math:mo math:stretchy="false">(</math:mo>
                  <math:mrow>
                    <math:mn>1</math:mn>
                    <math:mo math:stretchy="false">−</math:mo>
                    <math:msub>
                      <math:mi>y</math:mi>
                      <math:mrow>
                        <math:mrow>
                          <math:mi>N</math:mi>
                          <math:mo math:stretchy="false">+</math:mo>
                          <math:mn>1</math:mn>
                        </math:mrow>
                        <math:mo math:stretchy="false">−</math:mo>
                        <math:mi>i</math:mi>
                      </math:mrow>
                    </math:msub>
                  </math:mrow>
                  <math:mo math:stretchy="false">)</math:mo>
                </math:mrow>
              </math:mrow>
              <math:mo math:stretchy="false">]</math:mo>
            </math:mrow>
          </math:mrow>
        </math:mrow>
      </math:mrow>
    </math:mrow>
    <math:annotation math:encoding="StarMath 5.0">f_AD = -N- sum from {i=1} to N  { {2 cdot  i - 1} over N [ ln F(y_i) + ln F(1 - y_{N+1-i})] }</math:annotation>
  </math:semantics>
</math:math>
</file>

<file path=Object 4/content.xml><?xml version="1.0" encoding="utf-8"?>
<!DOCTYPE math  PUBLIC '-//OpenOffice.org//DTD Modified W3C MathML 1.01//EN'  'math.dtd'>
<math:math xmlns:math="http://www.w3.org/1998/Math/MathML">
  <math:semantics>
    <math:mrow>
      <math:mi>j</math:mi>
      <math:mo math:stretchy="false">≥</math:mo>
      <math:mn>0</math:mn>
    </math:mrow>
    <math:annotation math:encoding="StarMath 5.0">j geslant 0</math:annotation>
  </math:semantics>
</math:math>
</file>

<file path=Object 5/content.xml><?xml version="1.0" encoding="utf-8"?>
<!DOCTYPE math  PUBLIC '-//OpenOffice.org//DTD Modified W3C MathML 1.01//EN'  'math.dtd'>
<math:math xmlns:math="http://www.w3.org/1998/Math/MathML">
  <math:semantics>
    <math:mrow>
      <math:mi>t</math:mi>
      <math:mo math:stretchy="false">≥</math:mo>
      <math:mn>0</math:mn>
    </math:mrow>
    <math:annotation math:encoding="StarMath 5.0">t geslant 0</math:annotation>
  </math:semantics>
</math:math>
</file>

<file path=Object 6/content.xml><?xml version="1.0" encoding="utf-8"?>
<!DOCTYPE math  PUBLIC '-//OpenOffice.org//DTD Modified W3C MathML 1.01//EN'  'math.dtd'>
<math:math xmlns:math="http://www.w3.org/1998/Math/MathML">
  <math:semantics>
    <math:mrow>
      <math:mrow>
        <math:mrow>
          <math:mn>0</math:mn>
          <math:mo math:stretchy="false">≤</math:mo>
          <math:mi>i</math:mi>
        </math:mrow>
        <math:mo math:stretchy="false">≤</math:mo>
        <math:mi>M</math:mi>
      </math:mrow>
      <math:mi>;</math:mi>
    </math:mrow>
    <math:annotation math:encoding="StarMath 5.0">0 leslant i leslant M;</math:annotation>
  </math:semantics>
</math:math>
</file>

<file path=Object 7/content.xml><?xml version="1.0" encoding="utf-8"?>
<!DOCTYPE math  PUBLIC '-//OpenOffice.org//DTD Modified W3C MathML 1.01//EN'  'math.dtd'>
<math:math xmlns:math="http://www.w3.org/1998/Math/MathML">
  <math:semantics>
    <math:mrow>
      <math:mrow>
        <math:mrow>
          <math:mn>0</math:mn>
          <math:mo math:stretchy="false">≤</math:mo>
          <math:mi>p</math:mi>
        </math:mrow>
        <math:mo math:stretchy="false">≤</math:mo>
        <math:mi>a</math:mi>
      </math:mrow>
      <math:mi>;</math:mi>
    </math:mrow>
    <math:annotation math:encoding="StarMath 5.0">0 leslant p leslant a;</math:annotation>
  </math:semantics>
</math:math>
</file>

<file path=Object 8/content.xml><?xml version="1.0" encoding="utf-8"?>
<!DOCTYPE math  PUBLIC '-//OpenOffice.org//DTD Modified W3C MathML 1.01//EN'  'math.dtd'>
<math:math xmlns:math="http://www.w3.org/1998/Math/MathML">
  <math:semantics>
    <math:mrow>
      <math:mrow>
        <math:mrow>
          <math:mn>1</math:mn>
          <math:mo math:stretchy="false">≤</math:mo>
          <math:mi>q</math:mi>
        </math:mrow>
        <math:mo math:stretchy="false">≤</math:mo>
        <math:mi>b</math:mi>
      </math:mrow>
      <math:mi>;</math:mi>
    </math:mrow>
    <math:annotation math:encoding="StarMath 5.0">1 leslant q leslant b;</math:annotation>
  </math:semantics>
</math:math>
</file>

<file path=Object 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